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269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84cm"/>
    </style:style>
    <style:style style:name="gr8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15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8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8.6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8.386cm" fo:min-width="11.1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24" style:family="graphic" style:parent-style-name="standard">
      <style:graphic-properties draw:textarea-horizontal-align="justify" draw:textarea-vertical-align="middle" draw:auto-grow-height="false" fo:min-height="1.909cm" fo:min-width="8.51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1.246cm"/>
    </style:style>
    <style:style style:name="gr27" style:family="graphic" style:parent-style-name="standard">
      <style:graphic-properties draw:textarea-horizontal-align="justify" draw:textarea-vertical-align="middle" draw:auto-grow-height="false" fo:min-height="8.132cm" fo:min-width="28.9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8.387cm"/>
    </style:style>
    <style:style style:name="gr30" style:family="graphic" style:parent-style-name="objectwithoutfill">
      <style:graphic-properties draw:stroke="dash" draw:stroke-dash="Fine_20_Dashed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33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34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35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36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37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38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9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40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41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42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43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46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48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49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50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51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52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53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54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55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56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57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58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59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60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63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64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2cm"/>
    </style:style>
    <style:style style:name="gr66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67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68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69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70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72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73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74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75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76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77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78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9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0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2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</style:style>
    <style:style style:name="gr84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gr85" style:family="graphic" style:parent-style-name="standard">
      <style:graphic-properties draw:textarea-horizontal-align="justify" draw:textarea-vertical-align="middle" draw:auto-grow-height="false" fo:min-height="0.559cm" fo:min-width="5.517cm"/>
    </style:style>
    <style:style style:name="gr86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87" style:family="graphic" style:parent-style-name="standard">
      <style:graphic-properties draw:textarea-horizontal-align="justify" draw:textarea-vertical-align="middle" draw:auto-grow-height="false" fo:min-height="0.957cm" fo:min-width="2.294cm"/>
    </style:style>
    <style:style style:name="gr88" style:family="graphic" style:parent-style-name="standard">
      <style:graphic-properties draw:textarea-horizontal-align="justify" draw:textarea-vertical-align="middle" draw:auto-grow-height="false" fo:min-height="3.179cm" fo:min-width="17.66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90" style:family="graphic" style:parent-style-name="standard">
      <style:graphic-properties draw:textarea-horizontal-align="justify" draw:textarea-vertical-align="middle" draw:auto-grow-height="false" fo:min-height="0.703cm" fo:min-width="1.422cm"/>
    </style:style>
    <style:style style:name="gr91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92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93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94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95" style:family="graphic" style:parent-style-name="standard">
      <style:graphic-properties draw:textarea-horizontal-align="justify" draw:textarea-vertical-align="middle" draw:auto-grow-height="false" fo:min-height="0.766cm" fo:min-width="2.739cm"/>
    </style:style>
    <style:style style:name="gr96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97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98" style:family="graphic" style:parent-style-name="standard">
      <style:graphic-properties draw:textarea-horizontal-align="justify" draw:textarea-vertical-align="middle" draw:auto-grow-height="false" fo:min-height="1.148cm" fo:min-width="2.739cm"/>
    </style:style>
    <style:style style:name="gr99" style:family="graphic" style:parent-style-name="standard">
      <style:graphic-properties draw:textarea-horizontal-align="justify" draw:textarea-vertical-align="middle" draw:auto-grow-height="false" fo:min-height="1.909cm" fo:min-width="5.361cm"/>
    </style:style>
    <style:style style:name="gr100" style:family="graphic" style:parent-style-name="standard">
      <style:graphic-properties draw:textarea-horizontal-align="justify" draw:textarea-vertical-align="middle" draw:auto-grow-height="false" fo:min-height="2.163cm" fo:min-width="8.136cm"/>
    </style:style>
    <style:style style:name="gr101" style:family="graphic" style:parent-style-name="standard">
      <style:graphic-properties draw:textarea-horizontal-align="justify" draw:textarea-vertical-align="middle" draw:auto-grow-height="false" fo:min-height="2.574cm" fo:min-width="9.025cm" fo:wrap-option="no-wrap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3cm"/>
    </style:style>
    <style:style style:name="gr103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104" style:family="graphic" style:parent-style-name="standard">
      <style:graphic-properties draw:textarea-horizontal-align="justify" draw:textarea-vertical-align="middle" draw:auto-grow-height="false" fo:min-height="1.148cm" fo:min-width="2.548cm"/>
    </style:style>
    <style:style style:name="gr105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106" style:family="graphic" style:parent-style-name="standard">
      <style:graphic-properties draw:textarea-horizontal-align="justify" draw:textarea-vertical-align="middle" draw:auto-grow-height="false" fo:min-height="1.084cm" fo:min-width="2.331cm"/>
    </style:style>
    <style:style style:name="gr107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108" style:family="graphic" style:parent-style-name="standard">
      <style:graphic-properties draw:textarea-horizontal-align="justify" draw:textarea-vertical-align="middle" draw:auto-grow-height="false" fo:min-height="0.739cm" fo:min-width="4.081cm"/>
    </style:style>
    <style:style style:name="gr109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110" style:family="graphic" style:parent-style-name="standard">
      <style:graphic-properties draw:textarea-horizontal-align="justify" draw:textarea-vertical-align="middle" draw:auto-grow-height="false" fo:min-height="2.544cm" fo:min-width="8.263cm"/>
    </style:style>
    <style:style style:name="gr111" style:family="graphic" style:parent-style-name="standard">
      <style:graphic-properties draw:textarea-horizontal-align="justify" draw:textarea-vertical-align="middle" draw:auto-grow-height="false" fo:min-height="2.163cm" fo:min-width="7.12cm"/>
    </style:style>
    <style:style style:name="gr112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gr113" style:family="graphic" style:parent-style-name="standard">
      <style:graphic-properties draw:textarea-horizontal-align="justify" draw:textarea-vertical-align="middle" draw:auto-grow-height="false" fo:min-height="1.368cm" fo:min-width="3.721cm"/>
    </style:style>
    <style:style style:name="gr114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115" style:family="graphic" style:parent-style-name="standard">
      <style:graphic-properties draw:textarea-horizontal-align="justify" draw:textarea-vertical-align="middle" draw:auto-grow-height="false" fo:min-height="2.798cm" fo:min-width="11.819cm"/>
    </style:style>
    <style:style style:name="gr116" style:family="graphic" style:parent-style-name="standard">
      <style:graphic-properties draw:textarea-horizontal-align="justify" draw:textarea-vertical-align="middle" draw:auto-grow-height="false" fo:min-height="4.101cm" fo:min-width="12.319cm" fo:wrap-option="no-wrap"/>
    </style:style>
    <style:style style:name="gr117" style:family="graphic" style:parent-style-name="standard">
      <style:graphic-properties draw:textarea-horizontal-align="justify" draw:textarea-vertical-align="middle" draw:auto-grow-height="false" fo:min-height="1.401cm" fo:min-width="9.787cm"/>
    </style:style>
    <style:style style:name="gr118" style:family="graphic" style:parent-style-name="standard">
      <style:graphic-properties draw:textarea-horizontal-align="justify" draw:textarea-vertical-align="middle" draw:auto-grow-height="false" fo:min-height="0.739cm" fo:min-width="5.966cm"/>
    </style:style>
    <style:style style:name="gr119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120" style:family="graphic" style:parent-style-name="standard">
      <style:graphic-properties draw:textarea-horizontal-align="justify" draw:textarea-vertical-align="middle" draw:auto-grow-height="false" fo:min-height="1.401cm" fo:min-width="8.771cm"/>
    </style:style>
    <style:style style:name="gr121" style:family="graphic" style:parent-style-name="standard">
      <style:graphic-properties draw:textarea-horizontal-align="justify" draw:textarea-vertical-align="middle" draw:auto-grow-height="false" fo:min-height="1.465cm" fo:min-width="1.85cm"/>
    </style:style>
    <style:style style:name="gr122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23" style:family="graphic" style:parent-style-name="standard">
      <style:graphic-properties draw:textarea-horizontal-align="justify" draw:textarea-vertical-align="middle" draw:auto-grow-height="false" fo:min-height="2.691cm" fo:min-width="7.145cm" fo:wrap-option="no-wrap"/>
    </style:style>
    <style:style style:name="gr124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25" style:family="graphic" style:parent-style-name="standard">
      <style:graphic-properties draw:textarea-horizontal-align="justify" draw:textarea-vertical-align="middle" draw:auto-grow-height="false" fo:min-height="1.75cm" fo:min-width="5.969cm" fo:wrap-option="no-wrap"/>
    </style:style>
    <style:style style:name="gr126" style:family="graphic" style:parent-style-name="standard">
      <style:graphic-properties draw:textarea-horizontal-align="justify" draw:textarea-vertical-align="middle" draw:auto-grow-height="false" fo:min-height="1.164cm" fo:min-width="3.541cm"/>
    </style:style>
    <style:style style:name="gr127" style:family="graphic" style:parent-style-name="standard">
      <style:graphic-properties draw:textarea-horizontal-align="justify" draw:textarea-vertical-align="middle" draw:auto-grow-height="false" fo:min-height="0.739cm" fo:min-width="3.092cm"/>
    </style:style>
    <style:style style:name="gr128" style:family="graphic" style:parent-style-name="standard">
      <style:graphic-properties draw:textarea-horizontal-align="justify" draw:textarea-vertical-align="middle" draw:auto-grow-height="false" fo:min-height="2.354cm" fo:min-width="7.248cm"/>
    </style:style>
    <style:style style:name="gr129" style:family="graphic" style:parent-style-name="standard">
      <style:graphic-properties draw:textarea-horizontal-align="justify" draw:textarea-vertical-align="middle" draw:auto-grow-height="false" fo:min-height="1.637cm" fo:min-width="7.135cm"/>
    </style:style>
    <style:style style:name="gr130" style:family="graphic" style:parent-style-name="standard">
      <style:graphic-properties draw:textarea-horizontal-align="justify" draw:textarea-vertical-align="middle" draw:auto-grow-height="false" fo:min-height="1.457cm" fo:min-width="3.99cm"/>
    </style:style>
    <style:style style:name="gr131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gr132" style:family="graphic" style:parent-style-name="standard">
      <style:graphic-properties draw:textarea-horizontal-align="justify" draw:textarea-vertical-align="middle" draw:auto-grow-height="false" fo:min-height="1.402cm" fo:min-width="1.85cm"/>
    </style:style>
    <style:style style:name="gr133" style:family="graphic" style:parent-style-name="standard">
      <style:graphic-properties draw:textarea-horizontal-align="justify" draw:textarea-vertical-align="middle" draw:auto-grow-height="false" fo:min-height="1.087cm" fo:min-width="2.285cm"/>
    </style:style>
    <style:style style:name="gr134" style:family="graphic" style:parent-style-name="standard">
      <style:graphic-properties draw:textarea-horizontal-align="justify" draw:textarea-vertical-align="middle" draw:auto-grow-height="false" fo:min-height="2.036cm" fo:min-width="8.009cm"/>
    </style:style>
    <style:style style:name="gr135" style:family="graphic" style:parent-style-name="standard">
      <style:graphic-properties draw:textarea-horizontal-align="justify" draw:textarea-vertical-align="middle" draw:auto-grow-height="false" fo:min-height="1.279cm" fo:min-width="9.531cm" fo:wrap-option="no-wrap"/>
    </style:style>
    <style:style style:name="gr136" style:family="graphic" style:parent-style-name="standard">
      <style:graphic-properties draw:textarea-horizontal-align="justify" draw:textarea-vertical-align="middle" draw:auto-grow-height="false" fo:min-height="1.188cm" fo:min-width="3.632cm"/>
    </style:style>
    <style:style style:name="gr137" style:family="graphic" style:parent-style-name="standard">
      <style:graphic-properties draw:textarea-horizontal-align="justify" draw:textarea-vertical-align="middle" draw:auto-grow-height="false" fo:min-height="3.179cm" fo:min-width="8.898cm"/>
    </style:style>
    <style:style style:name="gr138" style:family="graphic" style:parent-style-name="standard">
      <style:graphic-properties draw:textarea-horizontal-align="justify" draw:textarea-vertical-align="middle" draw:auto-grow-height="false" fo:min-height="4.22cm" fo:min-width="15.141cm" fo:wrap-option="no-wrap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58cm"/>
    </style:style>
    <style:style style:name="gr140" style:family="graphic" style:parent-style-name="standard">
      <style:graphic-properties draw:textarea-horizontal-align="justify" draw:textarea-vertical-align="middle" draw:auto-grow-height="false" fo:min-height="0.957cm" fo:min-width="3.438cm"/>
    </style:style>
    <style:style style:name="gr141" style:family="graphic" style:parent-style-name="standard">
      <style:graphic-properties draw:textarea-horizontal-align="justify" draw:textarea-vertical-align="middle" draw:auto-grow-height="false" fo:min-height="1.457cm" fo:min-width="5.517cm"/>
    </style:style>
    <style:style style:name="gr142" style:family="graphic" style:parent-style-name="standard">
      <style:graphic-properties draw:textarea-horizontal-align="justify" draw:textarea-vertical-align="middle" draw:auto-grow-height="false" fo:min-height="0.926cm" fo:min-width="7.145cm" fo:wrap-option="no-wrap"/>
    </style:style>
    <style:style style:name="gr143" style:family="graphic" style:parent-style-name="standard">
      <style:graphic-properties draw:textarea-horizontal-align="justify" draw:textarea-vertical-align="middle" draw:auto-grow-height="false" fo:min-height="1.274cm" fo:min-width="1.914cm"/>
    </style:style>
    <style:style style:name="gr144" style:family="graphic" style:parent-style-name="standard">
      <style:graphic-properties draw:textarea-horizontal-align="justify" draw:textarea-vertical-align="middle" draw:auto-grow-height="false" fo:min-height="1.656cm" fo:min-width="1.914cm"/>
    </style:style>
    <style:style style:name="gr145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146" style:family="graphic" style:parent-style-name="standard">
      <style:graphic-properties draw:textarea-horizontal-align="justify" draw:textarea-vertical-align="middle" draw:auto-grow-height="false" fo:min-height="0.919cm" fo:min-width="3.092cm"/>
    </style:style>
    <style:style style:name="gr147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148" style:family="graphic" style:parent-style-name="standard">
      <style:graphic-properties draw:textarea-horizontal-align="justify" draw:textarea-vertical-align="middle" draw:auto-grow-height="false" fo:min-height="3.306cm" fo:min-width="9.217cm"/>
    </style:style>
    <style:style style:name="gr149" style:family="graphic" style:parent-style-name="standard">
      <style:graphic-properties draw:textarea-horizontal-align="justify" draw:textarea-vertical-align="middle" draw:auto-grow-height="false" fo:min-height="1.986cm" fo:min-width="3.963cm"/>
    </style:style>
    <style:style style:name="gr150" style:family="graphic" style:parent-style-name="standard">
      <style:graphic-properties draw:textarea-horizontal-align="justify" draw:textarea-vertical-align="middle" draw:auto-grow-height="false" fo:min-height="2.574cm" fo:min-width="13.259cm" fo:wrap-option="no-wrap"/>
    </style:style>
    <style:style style:name="gr151" style:family="graphic" style:parent-style-name="standard">
      <style:graphic-properties draw:textarea-horizontal-align="justify" draw:textarea-vertical-align="middle" draw:auto-grow-height="false" fo:min-height="4.314cm" fo:min-width="11.311cm"/>
    </style:style>
    <style:style style:name="gr152" style:family="graphic" style:parent-style-name="standard">
      <style:graphic-properties draw:textarea-horizontal-align="justify" draw:textarea-vertical-align="middle" draw:auto-grow-height="false" fo:min-height="0.716cm" fo:min-width="1.519cm"/>
    </style:style>
    <style:style style:name="gr153" style:family="graphic" style:parent-style-name="standard">
      <style:graphic-properties draw:textarea-horizontal-align="justify" draw:textarea-vertical-align="middle" draw:auto-grow-height="false" fo:min-height="1.008cm" fo:min-width="2.105cm"/>
    </style:style>
    <style:style style:name="gr154" style:family="graphic" style:parent-style-name="standard">
      <style:graphic-properties draw:textarea-horizontal-align="justify" draw:textarea-vertical-align="middle" draw:auto-grow-height="false" fo:min-height="3.687cm" fo:min-width="6.485cm"/>
    </style:style>
    <style:style style:name="gr155" style:family="graphic" style:parent-style-name="standard">
      <style:graphic-properties draw:textarea-horizontal-align="justify" draw:textarea-vertical-align="middle" draw:auto-grow-height="false" fo:min-height="1.656cm" fo:min-width="2.93cm"/>
    </style:style>
    <style:style style:name="gr156" style:family="graphic" style:parent-style-name="standard">
      <style:graphic-properties draw:textarea-horizontal-align="justify" draw:textarea-vertical-align="middle" draw:auto-grow-height="false" fo:min-height="2.163cm" fo:min-width="6.231cm"/>
    </style:style>
    <style:style style:name="gr157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43cm"/>
    </style:style>
    <style:style style:name="gr159" style:family="graphic" style:parent-style-name="standard">
      <style:graphic-properties draw:textarea-horizontal-align="justify" draw:textarea-vertical-align="middle" draw:auto-grow-height="false" fo:min-height="1.457cm" fo:min-width="4.261cm"/>
    </style:style>
    <style:style style:name="gr160" style:family="graphic" style:parent-style-name="standard">
      <style:graphic-properties draw:textarea-horizontal-align="justify" draw:textarea-vertical-align="middle" draw:auto-grow-height="false" fo:min-height="1.097cm" fo:min-width="4.17cm"/>
    </style:style>
    <style:style style:name="gr161" style:family="graphic" style:parent-style-name="standard">
      <style:graphic-properties draw:textarea-horizontal-align="justify" draw:textarea-vertical-align="middle" draw:auto-grow-height="false" fo:min-height="1.528cm" fo:min-width="2.104cm"/>
    </style:style>
    <style:style style:name="gr162" style:family="graphic" style:parent-style-name="standard">
      <style:graphic-properties draw:textarea-horizontal-align="justify" draw:textarea-vertical-align="middle" draw:auto-grow-height="false" fo:min-height="1.457cm" fo:min-width="3.183cm"/>
    </style:style>
    <style:style style:name="gr163" style:family="graphic" style:parent-style-name="standard">
      <style:graphic-properties draw:textarea-horizontal-align="justify" draw:textarea-vertical-align="middle" draw:auto-grow-height="false" fo:min-height="2.417cm" fo:min-width="5.85cm"/>
    </style:style>
    <style:style style:name="gr164" style:family="graphic" style:parent-style-name="standard">
      <style:graphic-properties draw:textarea-horizontal-align="justify" draw:textarea-vertical-align="middle" draw:auto-grow-height="false" fo:min-height="1.656cm" fo:min-width="1.977cm"/>
    </style:style>
    <style:style style:name="gr165" style:family="graphic" style:parent-style-name="standard">
      <style:graphic-properties draw:textarea-horizontal-align="justify" draw:textarea-vertical-align="middle" draw:auto-grow-height="false" fo:min-height="2.163cm" fo:min-width="5.342cm"/>
    </style:style>
    <style:style style:name="gr166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167" style:family="graphic" style:parent-style-name="standard">
      <style:graphic-properties draw:textarea-horizontal-align="justify" draw:textarea-vertical-align="middle" draw:auto-grow-height="false" fo:min-height="1.097cm" fo:min-width="3.363cm"/>
    </style:style>
    <style:style style:name="gr168" style:family="graphic" style:parent-style-name="standard">
      <style:graphic-properties draw:textarea-horizontal-align="justify" draw:textarea-vertical-align="middle" draw:auto-grow-height="false" fo:min-height="1.465cm" fo:min-width="1.723cm"/>
    </style:style>
    <style:style style:name="gr169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170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71" style:family="graphic" style:parent-style-name="standard">
      <style:graphic-properties draw:textarea-horizontal-align="justify" draw:textarea-vertical-align="middle" draw:auto-grow-height="false" fo:min-height="1.188cm" fo:min-width="2.374cm"/>
    </style:style>
    <style:style style:name="gr172" style:family="graphic" style:parent-style-name="standard">
      <style:graphic-properties draw:textarea-horizontal-align="justify" draw:textarea-vertical-align="middle" draw:auto-grow-height="false" fo:min-height="2.036cm" fo:min-width="6.485cm"/>
    </style:style>
    <style:style style:name="gr173" style:family="graphic" style:parent-style-name="standard">
      <style:graphic-properties draw:textarea-horizontal-align="justify" draw:textarea-vertical-align="middle" draw:auto-grow-height="false" fo:min-height="0.926cm" fo:min-width="3.734cm" fo:wrap-option="no-wrap"/>
    </style:style>
    <style:style style:name="gr174" style:family="graphic" style:parent-style-name="standard">
      <style:graphic-properties draw:textarea-horizontal-align="justify" draw:textarea-vertical-align="middle" draw:auto-grow-height="false" fo:min-height="1.52cm" fo:min-width="2.93cm"/>
    </style:style>
    <style:style style:name="gr175" style:family="graphic" style:parent-style-name="standard">
      <style:graphic-properties draw:textarea-horizontal-align="justify" draw:textarea-vertical-align="middle" draw:auto-grow-height="false" fo:min-height="1.782cm" fo:min-width="2.612cm"/>
    </style:style>
    <style:style style:name="gr176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77" style:family="graphic" style:parent-style-name="standard">
      <style:graphic-properties draw:textarea-horizontal-align="justify" draw:textarea-vertical-align="middle" draw:auto-grow-height="false" fo:min-height="1.162cm" fo:min-width="6.556cm" fo:wrap-option="no-wrap"/>
    </style:style>
    <style:style style:name="gr178" style:family="graphic" style:parent-style-name="standard">
      <style:graphic-properties draw:textarea-horizontal-align="justify" draw:textarea-vertical-align="middle" draw:auto-grow-height="false" fo:min-height="0.659cm" fo:min-width="3.363cm"/>
    </style:style>
    <style:style style:name="gr179" style:family="graphic" style:parent-style-name="standard">
      <style:graphic-properties draw:textarea-horizontal-align="justify" draw:textarea-vertical-align="middle" draw:auto-grow-height="false" fo:min-height="1.368cm" fo:min-width="5.068cm"/>
    </style:style>
    <style:style style:name="gr180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181" style:family="graphic" style:parent-style-name="standard">
      <style:graphic-properties draw:textarea-horizontal-align="justify" draw:textarea-vertical-align="middle" draw:auto-grow-height="false" fo:min-height="3.433cm" fo:min-width="6.231cm"/>
    </style:style>
    <style:style style:name="gr182" style:family="graphic" style:parent-style-name="standard">
      <style:graphic-properties draw:textarea-horizontal-align="justify" draw:textarea-vertical-align="middle" draw:auto-grow-height="false" fo:min-height="2.925cm" fo:min-width="6.866cm"/>
    </style:style>
    <style:style style:name="gr183" style:family="graphic" style:parent-style-name="standard">
      <style:graphic-properties draw:textarea-horizontal-align="justify" draw:textarea-vertical-align="middle" draw:auto-grow-height="false" fo:min-height="1.211cm" fo:min-width="2.508cm"/>
    </style:style>
    <style:style style:name="gr184" style:family="graphic" style:parent-style-name="standard">
      <style:graphic-properties draw:textarea-horizontal-align="justify" draw:textarea-vertical-align="middle" draw:auto-grow-height="false" fo:min-height="1.782cm" fo:min-width="5.215cm"/>
    </style:style>
    <style:style style:name="gr185" style:family="graphic" style:parent-style-name="standard">
      <style:graphic-properties draw:textarea-horizontal-align="justify" draw:textarea-vertical-align="middle" draw:auto-grow-height="false" fo:min-height="0.809cm" fo:min-width="9.731cm" fo:wrap-option="no-wrap"/>
    </style:style>
    <style:style style:name="gr186" style:family="graphic" style:parent-style-name="standard">
      <style:graphic-properties draw:textarea-horizontal-align="justify" draw:textarea-vertical-align="middle" draw:auto-grow-height="false" fo:min-height="4.449cm" fo:min-width="5.977cm"/>
    </style:style>
    <style:style style:name="gr187" style:family="graphic" style:parent-style-name="standard">
      <style:graphic-properties draw:textarea-horizontal-align="justify" draw:textarea-vertical-align="middle" draw:auto-grow-height="false" fo:min-height="3.179cm" fo:min-width="8.517cm"/>
    </style:style>
    <style:style style:name="gr188" style:family="graphic" style:parent-style-name="standard">
      <style:graphic-properties draw:textarea-horizontal-align="justify" draw:textarea-vertical-align="middle" draw:auto-grow-height="false" fo:min-height="3.687cm" fo:min-width="5.723cm"/>
    </style:style>
    <style:style style:name="gr189" style:family="graphic" style:parent-style-name="standard">
      <style:graphic-properties draw:textarea-horizontal-align="justify" draw:textarea-vertical-align="middle" draw:auto-grow-height="false" fo:min-height="1.909cm" fo:min-width="10.041cm"/>
    </style:style>
    <style:style style:name="gr190" style:family="graphic" style:parent-style-name="standard">
      <style:graphic-properties draw:textarea-horizontal-align="justify" draw:textarea-vertical-align="middle" draw:auto-grow-height="false" fo:min-height="2.671cm" fo:min-width="9.914cm"/>
    </style:style>
    <style:style style:name="gr191" style:family="graphic" style:parent-style-name="standard">
      <style:graphic-properties draw:textarea-horizontal-align="justify" draw:textarea-vertical-align="middle" draw:auto-grow-height="false" fo:min-height="2.163cm" fo:min-width="11.565cm"/>
    </style:style>
    <style:style style:name="gr192" style:family="graphic" style:parent-style-name="standard">
      <style:graphic-properties draw:textarea-horizontal-align="justify" draw:textarea-vertical-align="middle" draw:auto-grow-height="false" fo:min-height="2.417cm" fo:min-width="11.565cm"/>
    </style:style>
    <style:style style:name="gr193" style:family="graphic" style:parent-style-name="standard">
      <style:graphic-properties draw:textarea-horizontal-align="justify" draw:textarea-vertical-align="middle" draw:auto-grow-height="false" fo:min-height="2.455cm" fo:min-width="5.969cm" fo:wrap-option="no-wrap"/>
    </style:style>
    <style:style style:name="gr194" style:family="graphic" style:parent-style-name="standard">
      <style:graphic-properties draw:textarea-horizontal-align="justify" draw:textarea-vertical-align="middle" draw:auto-grow-height="false" fo:min-height="0.828cm" fo:min-width="4.71cm"/>
    </style:style>
    <style:style style:name="gr195" style:family="graphic" style:parent-style-name="standard">
      <style:graphic-properties draw:textarea-horizontal-align="justify" draw:textarea-vertical-align="middle" draw:auto-grow-height="false" fo:min-height="5.592cm" fo:min-width="3.945cm"/>
    </style:style>
    <style:style style:name="gr196" style:family="graphic" style:parent-style-name="standard">
      <style:graphic-properties draw:textarea-horizontal-align="justify" draw:textarea-vertical-align="middle" draw:auto-grow-height="false" fo:min-height="5.592cm" fo:min-width="3.564cm"/>
    </style:style>
    <style:style style:name="gr197" style:family="graphic" style:parent-style-name="standard">
      <style:graphic-properties draw:textarea-horizontal-align="justify" draw:textarea-vertical-align="middle" draw:auto-grow-height="false" fo:min-height="2.163cm" fo:min-width="8.39cm"/>
    </style:style>
    <style:style style:name="gr198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199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.712cm" fo:min-width="3.52cm"/>
    </style:style>
    <style:style style:name="gr200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201" style:family="graphic" style:parent-style-name="standard">
      <style:graphic-properties draw:marker-end="Arrowheads_20_1" draw:textarea-horizontal-align="justify" draw:textarea-vertical-align="middle" draw:auto-grow-height="false" fo:min-height="4.195cm" fo:min-width="5.469cm"/>
    </style:style>
    <style:style style:name="gr202" style:family="graphic" style:parent-style-name="objectwithoutfill">
      <style:graphic-properties draw:marker-end="Arrow" draw:marker-end-width="0.3cm" draw:fill="none" draw:textarea-vertical-align="middle"/>
    </style:style>
    <style:style style:name="gr203" style:family="graphic" style:parent-style-name="standard">
      <style:graphic-properties draw:marker-end="Arrowheads_20_1" draw:textarea-horizontal-align="justify" draw:textarea-vertical-align="middle" draw:auto-grow-height="false" fo:min-height="4.703cm" fo:min-width="5.723cm"/>
    </style:style>
    <style:style style:name="gr204" style:family="graphic" style:parent-style-name="objectwithoutfill">
      <style:graphic-properties draw:marker-end="" draw:fill="none" draw:textarea-vertical-align="middle"/>
    </style:style>
    <style:style style:name="gr205" style:family="graphic" style:parent-style-name="standard">
      <style:graphic-properties draw:marker-end="Arrowheads_20_1" draw:textarea-horizontal-align="justify" draw:textarea-vertical-align="middle" draw:auto-grow-height="false" fo:min-height="2.163cm" fo:min-width="3.437cm"/>
    </style:style>
    <style:style style:name="gr206" style:family="graphic" style:parent-style-name="standard">
      <style:graphic-properties draw:marker-end="Arrowheads_20_1" draw:textarea-horizontal-align="justify" draw:textarea-vertical-align="middle" draw:auto-grow-height="false" fo:min-height="0.809cm" fo:min-width="7.026cm" fo:wrap-option="no-wrap"/>
    </style:style>
    <style:style style:name="gr207" style:family="graphic" style:parent-style-name="objectwithoutfill">
      <style:graphic-properties draw:stroke="dash" draw:stroke-dash="Ultrafine_20_2_20_Dots_20_3_20_Dashes" draw:marker-end="" draw:fill="none" draw:textarea-vertical-align="middle"/>
    </style:style>
    <style:style style:name="gr208" style:family="graphic" style:parent-style-name="standard">
      <style:graphic-properties draw:textarea-horizontal-align="justify" draw:textarea-vertical-align="middle" draw:auto-grow-height="false" fo:min-height="3.56cm" fo:min-width="2.676cm"/>
    </style:style>
    <style:style style:name="gr209" style:family="graphic" style:parent-style-name="standard">
      <style:graphic-properties draw:textarea-horizontal-align="justify" draw:textarea-vertical-align="middle" draw:auto-grow-height="false" fo:min-height="4.449cm" fo:min-width="4.58cm"/>
    </style:style>
    <style:style style:name="gr210" style:family="graphic" style:parent-style-name="standard">
      <style:graphic-properties draw:textarea-horizontal-align="justify" draw:textarea-vertical-align="middle" draw:auto-grow-height="false" fo:min-height="3.687cm" fo:min-width="4.453cm"/>
    </style:style>
    <style:style style:name="gr211" style:family="graphic" style:parent-style-name="standard">
      <style:graphic-properties draw:textarea-horizontal-align="justify" draw:textarea-vertical-align="middle" draw:auto-grow-height="false" fo:min-height="3.687cm" fo:min-width="4.453cm"/>
    </style:style>
    <style:style style:name="gr212" style:family="graphic" style:parent-style-name="standard">
      <style:graphic-properties draw:textarea-horizontal-align="justify" draw:textarea-vertical-align="middle" draw:auto-grow-height="false" fo:min-height="1.162cm" fo:min-width="3.381cm" fo:wrap-option="no-wrap"/>
    </style:style>
    <style:style style:name="gr213" style:family="graphic" style:parent-style-name="standard">
      <style:graphic-properties draw:textarea-horizontal-align="justify" draw:textarea-vertical-align="middle" draw:auto-grow-height="false" fo:min-height="0.809cm" fo:min-width="2.088cm" fo:wrap-option="no-wrap"/>
    </style:style>
    <style:style style:name="gr2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15" style:family="graphic" style:parent-style-name="objectwithoutfill">
      <style:graphic-properties draw:marker-start="Arrowheads_20_3" draw:marker-end="Arrow" draw:marker-end-width="0.3cm" draw:fill="none" draw:textarea-vertical-align="middle"/>
    </style:style>
    <style:style style:name="gr216" style:family="graphic" style:parent-style-name="standard">
      <style:graphic-properties draw:textarea-horizontal-align="justify" draw:textarea-vertical-align="middle" draw:auto-grow-height="false" fo:min-height="0.809cm" fo:min-width="2.324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-13.859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22cm" svg:height="0.962cm" svg:x="2.397cm" svg:y="7.731cm">
          <draw:text-box>
            <text:p>PollCmdType:enum</text:p>
          </draw:text-box>
        </draw:frame>
        <draw:frame draw:style-name="gr7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8" draw:text-style-name="P1" draw:layer="layout" svg:width="12.065cm" svg:height="15.24cm" svg:x="-13.351cm" svg:y="13.57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263cm" svg:height="0.962cm" svg:x="-13.248cm" svg:y="12.484cm">
          <draw:text-box>
            <text:p>PollThread:omni_thread</text:p>
          </draw:text-box>
        </draw:frame>
        <draw:frame draw:style-name="gr10" draw:layer="layout" svg:width="10.764cm" svg:height="13.049cm" svg:x="-12.589cm" svg:y="15.351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11" draw:layer="layout" svg:width="2.581cm" svg:height="0.962cm" svg:x="-13.265cm" svg:y="13.881cm">
          <draw:text-box>
            <text:p>private:</text:p>
          </draw:text-box>
        </draw:frame>
        <draw:custom-shape draw:style-name="gr12" draw:text-style-name="P1" draw:layer="layout" svg:width="12.065cm" svg:height="4.572cm" svg:x="-0.524cm" svg:y="13.57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161cm" svg:height="0.962cm" svg:x="-0.016cm" svg:y="13.954cm">
          <draw:text-box>
            <text:p>static:</text:p>
          </draw:text-box>
        </draw:frame>
        <draw:frame draw:style-name="gr14" draw:layer="layout" svg:width="8.147cm" svg:height="2.384cm" svg:x="0.238cm" svg:y="15.478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15" draw:text-style-name="P1" xml:id="id3" draw:id="id3" draw:layer="layout" svg:width="12.065cm" svg:height="9.906cm" svg:x="-0.524cm" svg:y="18.907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098cm" svg:height="8.783cm" svg:x="0.062cm" svg:y="20.05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17" draw:layer="layout" svg:width="3.321cm" svg:height="0.962cm" svg:x="-0.289cm" svg:y="19.161cm">
          <draw:text-box>
            <text:p>protected:</text:p>
          </draw:text-box>
        </draw:frame>
        <draw:custom-shape draw:style-name="gr18" draw:text-style-name="P1" xml:id="id4" draw:id="id4" draw:layer="layout" svg:width="21.082cm" svg:height="8.128cm" svg:x="16.367cm" svg:y="21.701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0.348cm" svg:height="5.228cm" svg:x="16.875cm" svg:y="23.86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20" draw:layer="layout" svg:width="3.207cm" svg:height="0.962cm" svg:x="16.589cm" svg:y="22.463cm">
          <draw:text-box>
            <text:p>WorkItem</text:p>
          </draw:text-box>
        </draw:frame>
        <draw:custom-shape draw:style-name="gr21" draw:text-style-name="P1" draw:layer="layout" svg:width="9.906cm" svg:height="1.27cm" svg:x="11.795cm" svg:y="19.415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xml:id="id1" draw:id="id1" draw:layer="layout" svg:width="11.684cm" svg:height="8.636cm" svg:x="31.48cm" svg:y="-0.524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2.542cm" svg:height="0.962cm" svg:x="32.24cm" svg:y="-0.27cm">
          <draw:text-box>
            <text:p>PollObj</text:p>
          </draw:text-box>
        </draw:frame>
        <draw:custom-shape draw:style-name="gr24" draw:text-style-name="P1" xml:id="id2" draw:id="id2" draw:layer="layout" svg:width="9.017cm" svg:height="2.159cm" svg:x="32.788cm" svg:y="-4.334cm">
          <text:p text:style-name="P1">omni_mutex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7.322cm" svg:y1="-0.524cm" svg:x2="37.296cm" svg:y2="-2.175cm" draw:start-shape="id1" draw:start-glue-point="0" draw:end-shape="id2" draw:end-glue-point="2" svg:d="M37322-524l-26-1651" svg:viewBox="0 0 27 1652">
          <text:p/>
        </draw:connector>
        <draw:frame draw:style-name="gr26" draw:layer="layout" svg:width="11.746cm" svg:height="6.65cm" svg:x="31.433cm" svg:y="1.208cm">
          <draw:text-box>
            <text:p>protected:</text:p>
            <text:p><text:tab/>DeviceImpl<text:tab/><text:tab/><text:tab/>*dev;</text:p>
            <text:p><text:tab/>PollObjType<text:tab/><text:tab/><text:tab/>type;</text:p>
            <text:p><text:tab/>string <text:tab/><text:tab/><text:tab/><text:tab/>name;</text:p>
            <text:p><text:tab/>struct timeval<text:tab/><text:tab/>upd;</text:p>
            <text:p><text:tab/>struct timeval<text:tab/><text:tab/>needed_time;</text:p>
            <text:p><text:tab/>double<text:tab/><text:tab/><text:tab/><text:tab/>max_delta_t;</text:p>
            <text:p><text:tab/>PollRing<text:tab/><text:tab/><text:tab/>ring;</text:p>
            <text:p><text:tab/>bool<text:tab/><text:tab/><text:tab/><text:tab/>fwd;</text:p>
          </draw:text-box>
        </draw:frame>
        <draw:custom-shape draw:style-name="gr27" draw:text-style-name="P1" draw:layer="layout" svg:width="29.479cm" svg:height="8.382cm" svg:x="13.7cm" svg:y="31.861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5.468cm" svg:height="0.962cm" svg:x="13.911cm" svg:y="32.018cm">
          <draw:text-box>
            <text:p>PollingThreadInfo</text:p>
          </draw:text-box>
        </draw:frame>
        <draw:frame draw:style-name="gr29" draw:layer="layout" svg:width="28.887cm" svg:height="5.939cm" svg:x="14.292cm" svg:y="33.415cm">
          <draw:text-box>
            <text:p>int<text:tab/><text:tab/><text:tab/><text:tab/><text:tab/><text:tab/><text:tab/><text:tab/><text:tab/>thread_id;<text:tab/><text:tab/><text:tab/>// The polling thread identifier</text:p>
            <text:p>PollThread<text:tab/><text:tab/><text:tab/><text:tab/><text:tab/><text:tab/><text:tab/>*poll_th;<text:tab/><text:tab/><text:tab/>// The polling thread object</text:p>
            <text:p>PollThCmd<text:tab/><text:tab/><text:tab/><text:tab/><text:tab/><text:tab/><text:tab/>shared_data;<text:tab/><text:tab/>// The shared buffer</text:p>
            <text:p>TangoMonitor<text:tab/><text:tab/><text:tab/><text:tab/><text:tab/><text:tab/>poll_mon;<text:tab/><text:tab/><text:tab/>// The monitor</text:p>
            <text:p>vector&lt;string&gt;<text:tab/><text:tab/><text:tab/><text:tab/><text:tab/><text:tab/>polled_devices;<text:tab/><text:tab/>// Polled devices for this thread</text:p>
            <text:p>int<text:tab/><text:tab/><text:tab/><text:tab/><text:tab/><text:tab/><text:tab/><text:tab/><text:tab/>nb_polled_objects;<text:tab/>// Polled objects number in this thread</text:p>
            <text:p>int <text:tab/><text:tab/><text:tab/><text:tab/><text:tab/><text:tab/><text:tab/><text:tab/>smallest_upd;<text:tab/><text:tab/>// Smallest thread update period</text:p>
            <text:p>vector&lt;DevVarLongStringArray *&gt; <text:tab/>v_poll_cmd;<text:tab/><text:tab/><text:tab/>// Command(s) to send</text:p>
          </draw:text-box>
        </draw:frame>
        <draw:connector draw:style-name="gr30" draw:text-style-name="P1" draw:layer="layout" draw:type="line" svg:x1="11.541cm" svg:y1="23.86cm" svg:x2="16.367cm" svg:y2="25.765cm" draw:start-shape="id3" draw:start-glue-point="1" draw:end-shape="id4" draw:end-glue-point="3" svg:d="M11541 23860l4826 1905" svg:viewBox="0 0 4827 1906">
          <text:p/>
        </draw:connector>
      </draw:page>
      <draw:page draw:name="page2" draw:style-name="dp1" draw:master-page-name="Default">
        <draw:custom-shape draw:style-name="gr31" draw:text-style-name="P1" xml:id="id5" draw:id="id5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6" draw:id="id6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1.033cm" svg:y1="-3.953cm" svg:x2="11.033cm" svg:y2="-2.175cm" draw:start-shape="id5" draw:start-glue-point="8" draw:end-shape="id6" draw:end-glue-point="4" svg:d="M11033-3953v1778" svg:viewBox="0 0 1 1779">
          <text:p/>
        </draw:connector>
        <draw:custom-shape draw:style-name="gr33" draw:text-style-name="P1" xml:id="id7" draw:id="id7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081cm" svg:y1="-0.651cm" svg:x2="16.494cm" svg:y2="-0.659cm" draw:start-shape="id6" draw:start-glue-point="7" draw:end-shape="id7" draw:end-glue-point="3" svg:d="M14081-651l2413-8" svg:viewBox="0 0 2414 9">
          <text:p/>
        </draw:connector>
        <draw:connector draw:style-name="gr25" draw:text-style-name="P1" draw:layer="layout" draw:type="line" svg:x1="11.033cm" svg:y1="0.873cm" svg:x2="11.033cm" svg:y2="3.921cm" draw:start-shape="id6" draw:start-glue-point="6" draw:end-shape="id8" draw:end-glue-point="4" svg:d="M11033 873v3048" svg:viewBox="0 0 1 3049">
          <text:p/>
        </draw:connector>
        <draw:custom-shape draw:style-name="gr34" draw:text-style-name="P1" xml:id="id8" draw:id="id8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9.161cm" svg:y1="0.492cm" svg:x2="11.033cm" svg:y2="3.921cm" draw:start-shape="id7" draw:start-glue-point="2" draw:end-shape="id8" draw:end-glue-point="4" svg:d="M19161 492c0 2572-8128 858-8128 3429" svg:viewBox="0 0 8129 3430">
          <text:p/>
        </draw:connector>
        <draw:custom-shape draw:style-name="gr35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6" draw:text-style-name="P1" xml:id="id9" draw:id="id9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0" draw:id="id10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954cm" svg:y1="-3.572cm" svg:x2="9.917cm" svg:y2="-1.64cm" draw:start-shape="id9" draw:start-glue-point="8" draw:end-shape="id10" draw:end-glue-point="4" svg:d="M9954-3572l-37 1932" svg:viewBox="0 0 38 1933">
          <text:p/>
        </draw:connector>
        <draw:custom-shape draw:style-name="gr38" draw:text-style-name="P1" xml:id="id11" draw:id="id11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1.822cm" svg:y1="-0.433cm" svg:x2="14.335cm" svg:y2="-0.461cm" draw:start-shape="id10" draw:start-glue-point="7" draw:end-shape="id11" draw:end-glue-point="3" svg:d="M11822-433l2513-28" svg:viewBox="0 0 2514 29">
          <text:p/>
        </draw:connector>
        <draw:connector draw:style-name="gr25" draw:text-style-name="P1" draw:layer="layout" draw:type="line" svg:x1="8.012cm" svg:y1="-0.433cm" svg:x2="4.81cm" svg:y2="-0.397cm" draw:start-shape="id10" draw:start-glue-point="5" draw:end-shape="id12" draw:end-glue-point="10" svg:d="M8012-433l-3202 36" svg:viewBox="0 0 3203 37">
          <text:p/>
        </draw:connector>
        <draw:custom-shape draw:style-name="gr39" draw:text-style-name="P1" xml:id="id12" draw:id="id12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xml:id="id13" draw:id="id13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0.143cm" svg:y1="0.619cm" svg:x2="10.017cm" svg:y2="3.921cm" draw:start-shape="id12" draw:start-glue-point="8" draw:end-shape="id13" draw:end-glue-point="0" svg:d="M-143 619c0 2476 10160 826 10160 3302" svg:viewBox="0 0 10161 3303">
          <text:p/>
        </draw:connector>
        <draw:connector draw:style-name="gr25" draw:text-style-name="P1" draw:layer="layout" draw:type="curve" svg:x1="17.764cm" svg:y1="0.365cm" svg:x2="10.017cm" svg:y2="3.921cm" draw:start-shape="id11" draw:start-glue-point="2" draw:end-shape="id13" draw:end-glue-point="0" svg:d="M17764 365c0 2665-7747 888-7747 3556" svg:viewBox="0 0 7748 3557">
          <text:p/>
        </draw:connector>
        <draw:custom-shape draw:style-name="gr42" draw:text-style-name="P1" xml:id="id14" draw:id="id14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xml:id="id15" draw:id="id15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17" draw:id="id17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19" draw:id="id19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layer="layout" svg:width="5.066cm" svg:height="1.089cm" svg:x="7.572cm" svg:y="8.801cm">
          <draw:text-box>
            <text:p>switch(received)</text:p>
          </draw:text-box>
        </draw:frame>
        <draw:connector draw:style-name="gr25" draw:text-style-name="P1" draw:layer="layout" draw:type="line" svg:x1="10.017cm" svg:y1="6.588cm" svg:x2="10.034cm" svg:y2="8.493cm" draw:start-shape="id13" draw:start-glue-point="2" draw:end-shape="id14" svg:d="M10017 6588l17 1905" svg:viewBox="0 0 18 1906">
          <text:p/>
        </draw:connector>
        <draw:custom-shape draw:style-name="gr45" draw:text-style-name="P1" xml:id="id16" draw:id="id16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18" draw:id="id18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20" draw:id="id20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003cm" svg:y1="12.113cm" svg:x2="14.462cm" svg:y2="12.086cm" draw:start-shape="id15" draw:start-glue-point="7" draw:end-shape="id16" draw:end-glue-point="6" svg:d="M12003 12113l2459-27" svg:viewBox="0 0 2460 28">
          <text:p/>
        </draw:connector>
        <draw:connector draw:style-name="gr25" draw:text-style-name="P1" draw:layer="layout" draw:type="line" svg:x1="12.003cm" svg:y1="16.05cm" svg:x2="14.462cm" svg:y2="16.05cm" draw:start-shape="id17" draw:start-glue-point="7" draw:end-shape="id18" draw:end-glue-point="6" svg:d="M12003 16050h2459" svg:viewBox="0 0 2460 1">
          <text:p/>
        </draw:connector>
        <draw:connector draw:style-name="gr25" draw:text-style-name="P1" draw:layer="layout" draw:type="line" svg:x1="12.003cm" svg:y1="19.86cm" svg:x2="14.386cm" svg:y2="19.867cm" draw:start-shape="id19" draw:start-glue-point="7" draw:end-shape="id20" draw:end-glue-point="6" svg:d="M12003 19860l2383 7" svg:viewBox="0 0 2384 8">
          <text:p/>
        </draw:connector>
        <draw:custom-shape draw:style-name="gr46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034cm" svg:y1="21.955cm" svg:x2="10.115cm" svg:y2="25.054cm" draw:start-shape="id14" draw:start-glue-point="2" draw:end-shape="id21" draw:end-glue-point="4" svg:d="M10034 21955l81 3099" svg:viewBox="0 0 82 3100">
          <text:p/>
        </draw:connector>
        <draw:custom-shape draw:style-name="gr47" draw:text-style-name="P1" xml:id="id21" draw:id="id21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xml:id="id22" draw:id="id22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115cm" svg:y1="27.34cm" svg:x2="10.208cm" svg:y2="29.829cm" draw:start-shape="id21" draw:start-glue-point="8" draw:end-shape="id22" draw:end-glue-point="4" svg:d="M10115 27340l93 2489" svg:viewBox="0 0 94 2490">
          <text:p/>
        </draw:connector>
        <draw:connector draw:style-name="gr25" draw:text-style-name="P1" draw:layer="layout" draw:type="curve" draw:line-skew="-16.001cm" svg:x1="7.096cm" svg:y1="30.909cm" svg:x2="6.715cm" svg:y2="-4.651cm" draw:start-shape="id22" draw:start-glue-point="6" draw:end-shape="id9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49" draw:text-style-name="P1" xml:id="id23" draw:id="id23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xml:id="id24" draw:id="id24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652cm" svg:y1="-1.032cm" svg:x2="10.704cm" svg:y2="1.762cm" draw:start-shape="id23" draw:start-glue-point="8" draw:end-shape="id24" draw:end-glue-point="0" svg:d="M10652-1032l52 2794" svg:viewBox="0 0 53 2795">
          <text:p/>
        </draw:connector>
        <draw:custom-shape draw:style-name="gr51" draw:text-style-name="P1" xml:id="id25" draw:id="id25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04cm" svg:y1="3.794cm" svg:x2="10.743cm" svg:y2="4.883cm" draw:start-shape="id24" draw:start-glue-point="2" draw:end-shape="id25" draw:end-glue-point="4" svg:d="M10704 3794l39 1089" svg:viewBox="0 0 40 1090">
          <text:p/>
        </draw:connector>
        <draw:custom-shape draw:style-name="gr52" draw:text-style-name="P1" xml:id="id26" draw:id="id26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5.124cm" svg:y1="7.233cm" svg:x2="17.51cm" svg:y2="7.223cm" draw:start-shape="id25" draw:start-glue-point="7" draw:end-shape="id26" draw:end-glue-point="5" svg:d="M15124 7233l2386-10" svg:viewBox="0 0 2387 11">
          <text:p/>
        </draw:connector>
        <draw:custom-shape draw:style-name="gr53" draw:text-style-name="P1" xml:id="id27" draw:id="id27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971cm" svg:y1="7.223cm" svg:x2="26.119cm" svg:y2="7.277cm" draw:start-shape="id26" draw:start-glue-point="7" draw:end-shape="id27" svg:d="M22971 7223l3148 54" svg:viewBox="0 0 3149 55">
          <text:p/>
        </draw:connector>
        <draw:custom-shape draw:style-name="gr54" draw:text-style-name="P1" xml:id="id28" draw:id="id28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0.241cm" svg:y1="8.747cm" svg:x2="20.241cm" svg:y2="10.652cm" draw:start-shape="id26" draw:start-glue-point="6" draw:end-shape="id28" draw:end-glue-point="4" svg:d="M20241 8747v1905" svg:viewBox="0 0 1 1906">
          <text:p/>
        </draw:connector>
        <draw:connector draw:style-name="gr25" draw:text-style-name="P1" draw:layer="layout" draw:type="curve" svg:x1="23.225cm" svg:y1="12.24cm" svg:x2="28.532cm" svg:y2="8.42cm" draw:start-shape="id28" draw:start-glue-point="7" draw:end-shape="id27" draw:end-glue-point="8" svg:d="M23225 12240c3538 0 5307-1273 5307-3820" svg:viewBox="0 0 5308 3821">
          <text:p/>
        </draw:connector>
        <draw:custom-shape draw:style-name="gr55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" xml:id="id29" draw:id="id29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43cm" svg:y1="9.582cm" svg:x2="10.771cm" svg:y2="17.002cm" draw:start-shape="id25" draw:start-glue-point="6" draw:end-shape="id29" svg:d="M10743 9582l28 7420" svg:viewBox="0 0 29 7421">
          <text:p/>
        </draw:connector>
        <draw:custom-shape draw:style-name="gr57" draw:text-style-name="P1" xml:id="id30" draw:id="id30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5.47cm" svg:y1="18.843cm" svg:x2="20.177cm" svg:y2="18.907cm" draw:start-shape="id29" draw:start-glue-point="7" draw:end-shape="id30" svg:d="M15470 18843l4707 64" svg:viewBox="0 0 4708 65">
          <text:p/>
        </draw:connector>
        <draw:custom-shape draw:style-name="gr58" draw:text-style-name="P1" xml:id="id31" draw:id="id31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20.685cm" svg:x2="10.843cm" svg:y2="23.193cm" draw:start-shape="id29" draw:start-glue-point="6" draw:end-shape="id31" draw:end-glue-point="4" svg:d="M10771 20685l72 2508" svg:viewBox="0 0 73 2509">
          <text:p/>
        </draw:connector>
        <draw:custom-shape draw:style-name="gr57" draw:text-style-name="P1" xml:id="id32" draw:id="id32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16cm" svg:y1="24.924cm" svg:x2="20.223cm" svg:y2="24.949cm" draw:start-shape="id31" draw:start-glue-point="7" draw:end-shape="id32" draw:end-glue-point="3" svg:d="M14716 24924l5507 25" svg:viewBox="0 0 5508 26">
          <text:p/>
        </draw:connector>
        <draw:custom-shape draw:style-name="gr59" draw:text-style-name="P1" xml:id="id33" draw:id="id33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3cm" svg:y1="26.654cm" svg:x2="10.869cm" svg:y2="29.702cm" draw:start-shape="id31" draw:start-glue-point="6" draw:end-shape="id33" draw:end-glue-point="0" svg:d="M10843 26654l26 3048" svg:viewBox="0 0 27 3049">
          <text:p/>
        </draw:connector>
        <draw:custom-shape draw:style-name="gr60" draw:text-style-name="P1" xml:id="id34" draw:id="id34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869cm" svg:y1="32.115cm" svg:x2="10.906cm" svg:y2="34.655cm" draw:start-shape="id33" draw:start-glue-point="2" draw:end-shape="id34" draw:end-glue-point="4" svg:d="M10869 32115l37 2540" svg:viewBox="0 0 38 2541">
          <text:p/>
        </draw:connector>
        <draw:connector draw:style-name="gr25" draw:text-style-name="P1" draw:layer="layout" draw:type="curve" svg:x1="23.842cm" svg:y1="26.219cm" svg:x2="14.462cm" svg:y2="36.052cm" draw:start-shape="id32" draw:start-glue-point="2" draw:end-shape="id34" draw:end-glue-point="10" svg:d="M23842 26219c0 6556-3126 9833-9380 9833" svg:viewBox="0 0 9381 9834">
          <text:p/>
        </draw:connector>
        <draw:connector draw:style-name="gr61" draw:text-style-name="P1" draw:layer="layout" draw:type="line" svg:x1="23.796cm" svg:y1="20.177cm" svg:x2="23.842cm" svg:y2="23.679cm" draw:start-shape="id30" draw:start-glue-point="2" draw:end-shape="id32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62" draw:text-style-name="P1" xml:id="id35" draw:id="id35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xml:id="id36" draw:id="id36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xml:id="id59" draw:id="id59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5" draw:layer="layout" svg:width="7.072cm" svg:height="0.962cm" svg:x="5.99cm" svg:y="-7.428cm">
          <draw:text-box>
            <text:p>switch(local_cmd.code)</text:p>
          </draw:text-box>
        </draw:frame>
        <draw:custom-shape draw:style-name="gr64" draw:text-style-name="P1" xml:id="id56" draw:id="id56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55" draw:id="id55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52" draw:id="id52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51" draw:id="id51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48" draw:id="id48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" xml:id="id44" draw:id="id44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1" xml:id="id42" draw:id="id42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xml:id="id40" draw:id="id40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-10.176cm" svg:x2="10.795cm" svg:y2="-7.936cm" draw:start-shape="id35" draw:start-glue-point="8" draw:end-shape="id36" svg:d="M10771-10176l24 2240" svg:viewBox="0 0 25 2241">
          <text:p/>
        </draw:connector>
        <draw:custom-shape draw:style-name="gr69" draw:text-style-name="P1" xml:id="id39" draw:id="id39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1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57" draw:text-style-name="P1" xml:id="id37" draw:id="id37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72" draw:text-style-name="P1" xml:id="id38" draw:id="id38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826cm" svg:y1="39.1cm" svg:x2="9.854cm" svg:y2="40.101cm" draw:start-shape="id37" draw:start-glue-point="2" draw:end-shape="id38" draw:end-glue-point="4" svg:d="M9826 39100l28 1001" svg:viewBox="0 0 29 1002">
          <text:p/>
        </draw:connector>
        <draw:connector draw:style-name="gr25" draw:text-style-name="P1" draw:layer="layout" draw:type="line" svg:x1="9.763cm" svg:y1="34.895cm" svg:x2="9.826cm" svg:y2="36.56cm" draw:start-shape="id39" draw:start-glue-point="2" draw:end-shape="id37" svg:d="M9763 34895l63 1665" svg:viewBox="0 0 64 1666">
          <text:p/>
        </draw:connector>
        <draw:custom-shape draw:style-name="gr73" draw:text-style-name="P1" xml:id="id41" draw:id="id41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0.586cm" svg:y1="-1.54cm" svg:x2="40.612cm" svg:y2="0.619cm" draw:start-shape="id40" draw:start-glue-point="6" draw:end-shape="id41" draw:end-glue-point="0" svg:d="M40586-1540l26 2159" svg:viewBox="0 0 27 2160">
          <text:p/>
        </draw:connector>
        <draw:connector draw:style-name="gr25" draw:text-style-name="P1" draw:layer="layout" draw:type="curve" draw:line-skew="7.132cm" svg:x1="40.612cm" svg:y1="3.286cm" svg:x2="9.763cm" svg:y2="32.228cm" draw:start-shape="id41" draw:start-glue-point="2" draw:end-shape="id39" draw:end-glue-point="0" svg:d="M40612 3286c0 32403-30849 17932-30849 28942" svg:viewBox="0 0 30850 28943">
          <text:p/>
        </draw:connector>
        <draw:custom-shape draw:style-name="gr74" draw:text-style-name="P1" xml:id="id43" draw:id="id43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75" draw:text-style-name="P1" xml:id="id45" draw:id="id45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5.814cm" svg:y1="-1.458cm" svg:x2="35.894cm" svg:y2="0.7cm" draw:start-shape="id42" draw:start-glue-point="6" draw:end-shape="id43" draw:end-glue-point="0" svg:d="M35814-1458l80 2158" svg:viewBox="0 0 81 2159">
          <text:p/>
        </draw:connector>
        <draw:connector draw:style-name="gr25" draw:text-style-name="P1" draw:layer="layout" draw:type="line" svg:x1="30.935cm" svg:y1="-1.413cm" svg:x2="30.958cm" svg:y2="0.746cm" draw:start-shape="id44" draw:start-glue-point="6" draw:end-shape="id45" draw:end-glue-point="0" svg:d="M30935-1413l23 2159" svg:viewBox="0 0 24 2160">
          <text:p/>
        </draw:connector>
        <draw:connector draw:style-name="gr25" draw:text-style-name="P1" draw:layer="layout" draw:type="curve" draw:line-skew="6.253cm" svg:x1="35.894cm" svg:y1="3.24cm" svg:x2="9.763cm" svg:y2="32.228cm" draw:start-shape="id43" draw:start-glue-point="2" draw:end-shape="id39" draw:end-glue-point="0" svg:d="M35894 3240c0 31120-26131 16627-26131 28988" svg:viewBox="0 0 26132 28989">
          <text:p/>
        </draw:connector>
        <draw:connector draw:style-name="gr25" draw:text-style-name="P1" draw:layer="layout" draw:type="curve" draw:line-skew="5.214cm" svg:x1="30.958cm" svg:y1="3.286cm" svg:x2="9.763cm" svg:y2="32.228cm" draw:start-shape="id45" draw:start-glue-point="2" draw:end-shape="id39" draw:end-glue-point="0" svg:d="M30958 3286c0 29527-21195 15057-21195 28942" svg:viewBox="0 0 21196 28943">
          <text:p/>
        </draw:connector>
        <draw:custom-shape draw:style-name="gr64" draw:text-style-name="P1" xml:id="id47" draw:id="id47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6" draw:text-style-name="P1" xml:id="id46" draw:id="id46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draw:line-skew="3.64cm" svg:x1="24.511cm" svg:y1="5.418cm" svg:x2="9.763cm" svg:y2="32.228cm" draw:start-shape="id46" draw:start-glue-point="2" draw:end-shape="id39" draw:end-glue-point="0" svg:d="M24511 5418c0 25567-14748 12163-14748 26810" svg:viewBox="0 0 14749 26811">
          <text:p/>
        </draw:connector>
        <draw:connector draw:style-name="gr25" draw:text-style-name="P1" draw:layer="layout" draw:type="line" svg:x1="24.432cm" svg:y1="-1.413cm" svg:x2="24.511cm" svg:y2="0.1cm" draw:start-shape="id47" draw:start-glue-point="6" draw:end-shape="id46" draw:end-glue-point="0" svg:d="M24432-1413l79 1513" svg:viewBox="0 0 80 1514">
          <text:p/>
        </draw:connector>
        <draw:custom-shape draw:style-name="gr76" draw:text-style-name="P1" xml:id="id49" draw:id="id49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7.378cm" svg:y1="-1.459cm" svg:x2="17.456cm" svg:y2="0.165cm" draw:start-shape="id48" draw:start-glue-point="6" draw:end-shape="id49" draw:end-glue-point="0" svg:d="M17378-1459l78 1624" svg:viewBox="0 0 79 1625">
          <text:p/>
        </draw:connector>
        <draw:connector draw:style-name="gr25" draw:text-style-name="P1" draw:layer="layout" draw:type="curve" draw:line-skew="3.735cm" svg:x1="17.456cm" svg:y1="5.483cm" svg:x2="9.763cm" svg:y2="32.228cm" draw:start-shape="id49" draw:start-glue-point="2" draw:end-shape="id39" draw:end-glue-point="0" svg:d="M17456 5483c0 25660-7693 12288-7693 26745" svg:viewBox="0 0 7694 26746">
          <text:p/>
        </draw:connector>
        <draw:custom-shape draw:style-name="gr77" draw:text-style-name="P1" xml:id="id50" draw:id="id50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0.216cm" svg:y1="21.733cm" svg:x2="9.763cm" svg:y2="32.228cm" draw:start-shape="id50" draw:start-glue-point="8" draw:end-shape="id39" draw:end-glue-point="0" svg:d="M10216 21733c0 7870-453 2623-453 10495" svg:viewBox="0 0 454 10496">
          <text:p/>
        </draw:connector>
        <draw:connector draw:style-name="gr25" draw:text-style-name="P1" draw:layer="layout" draw:type="line" svg:x1="10.139cm" svg:y1="-1.459cm" svg:x2="10.216cm" svg:y2="17.542cm" draw:start-shape="id51" draw:start-glue-point="6" draw:end-shape="id50" draw:end-glue-point="4" svg:d="M10139-1459l77 19001" svg:viewBox="0 0 78 19002">
          <text:p/>
        </draw:connector>
        <draw:custom-shape draw:style-name="gr78" draw:text-style-name="P1" xml:id="id53" draw:id="id53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281cm" svg:y1="-1.459cm" svg:x2="3.322cm" svg:y2="10.111cm" draw:start-shape="id52" draw:start-glue-point="6" draw:end-shape="id53" draw:end-glue-point="0" svg:d="M3281-1459l41 11570" svg:viewBox="0 0 42 11571">
          <text:p/>
        </draw:connector>
        <draw:connector draw:style-name="gr25" draw:text-style-name="P1" draw:layer="layout" draw:type="curve" draw:line-skew="2.866cm" svg:x1="3.322cm" svg:y1="16.461cm" svg:x2="9.763cm" svg:y2="32.228cm" draw:start-shape="id53" draw:start-glue-point="2" draw:end-shape="id39" draw:end-glue-point="0" svg:d="M3322 16461c0 16123 6441 8240 6441 15767" svg:viewBox="0 0 6442 15768">
          <text:p/>
        </draw:connector>
        <draw:custom-shape draw:style-name="gr79" draw:text-style-name="P1" xml:id="id54" draw:id="id54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80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81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25" draw:text-style-name="P1" draw:layer="layout" draw:type="curve" draw:line-skew="6.731cm" svg:x1="-3.528cm" svg:y1="8.193cm" svg:x2="9.763cm" svg:y2="32.228cm" draw:start-shape="id54" draw:start-glue-point="2" draw:end-shape="id39" svg:d="M-3528 8193c0 28122 13291 16105 13291 24035" svg:viewBox="0 0 13292 24036">
          <text:p/>
        </draw:connector>
        <draw:connector draw:style-name="gr25" draw:text-style-name="P1" draw:layer="layout" draw:type="line" svg:x1="-3.577cm" svg:y1="-1.459cm" svg:x2="-3.528cm" svg:y2="1.843cm" draw:start-shape="id55" draw:start-glue-point="6" draw:end-shape="id54" svg:d="M-3577-1459l49 3302" svg:viewBox="0 0 50 3303">
          <text:p/>
        </draw:connector>
        <draw:custom-shape draw:style-name="gr79" draw:text-style-name="P1" xml:id="id57" draw:id="id57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82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83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25" draw:text-style-name="P1" draw:layer="layout" draw:type="line" svg:x1="-10.562cm" svg:y1="-1.459cm" svg:x2="-10.456cm" svg:y2="9.69cm" draw:start-shape="id56" draw:start-glue-point="6" draw:end-shape="id57" draw:end-glue-point="0" svg:d="M-10562-1459l106 11149" svg:viewBox="0 0 107 11150">
          <text:p/>
        </draw:connector>
        <draw:connector draw:style-name="gr25" draw:text-style-name="P1" draw:layer="layout" draw:type="curve" draw:line-skew="3.806cm" svg:x1="-10.456cm" svg:y1="16.04cm" svg:x2="9.763cm" svg:y2="32.228cm" draw:start-shape="id57" draw:start-glue-point="2" draw:end-shape="id39" svg:d="M-10456 16040c0 17850 20219 9756 20219 16188" svg:viewBox="0 0 20220 16189">
          <text:p/>
        </draw:connector>
        <draw:custom-shape draw:style-name="gr84" draw:text-style-name="P1" xml:id="id58" draw:id="id58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draw:line-skew="8.851cm" svg:x1="-17.552cm" svg:y1="5.853cm" svg:x2="9.763cm" svg:y2="32.228cm" draw:start-shape="id58" draw:start-glue-point="8" draw:end-shape="id39" draw:end-glue-point="0" svg:d="M-17552 5853c0 33057 27315 19870 27315 26375" svg:viewBox="0 0 27316 26376">
          <text:p/>
        </draw:connector>
        <draw:connector draw:style-name="gr25" draw:text-style-name="P1" draw:layer="layout" draw:type="line" svg:x1="-17.507cm" svg:y1="-1.389cm" svg:x2="-17.552cm" svg:y2="2.678cm" draw:start-shape="id59" draw:start-glue-point="6" draw:end-shape="id58" draw:end-glue-point="4" svg:d="M-17507-1389l-45 4067" svg:viewBox="0 0 46 4068">
          <text:p/>
        </draw:connector>
      </draw:page>
      <draw:page draw:name="page6" draw:style-name="dp1" draw:master-page-name="Default">
        <draw:custom-shape draw:style-name="gr85" draw:text-style-name="P1" xml:id="id60" draw:id="id60" draw:layer="layout" svg:width="8.509cm" svg:height="1.143cm" svg:x="6.08cm" svg:y="-12.462cm">
          <text:p text:style-name="P1">PollThread::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xml:id="id61" draw:id="id61" draw:layer="layout" svg:width="5.588cm" svg:height="2.032cm" svg:x="7.512cm" svg:y="-10.049cm">
          <text:p text:style-name="P1">Work = works pop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335cm" svg:y1="-11.319cm" svg:x2="10.306cm" svg:y2="-10.049cm" draw:start-shape="id60" draw:start-glue-point="8" draw:end-shape="id61" draw:end-glue-point="0" svg:d="M10335-11319l-29 1270" svg:viewBox="0 0 30 1271">
          <text:p/>
        </draw:connector>
        <draw:custom-shape draw:style-name="gr87" draw:text-style-name="P1" xml:id="id62" draw:id="id62" draw:layer="layout" svg:width="5.588cm" svg:height="2.413cm" svg:x="7.504cm" svg:y="-6.366cm">
          <text:p text:style-name="P1">Not polling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06cm" svg:y1="-8.017cm" svg:x2="10.298cm" svg:y2="-6.366cm" draw:start-shape="id61" draw:start-glue-point="2" draw:end-shape="id62" draw:end-glue-point="4" svg:d="M10306-8017l-8 1651" svg:viewBox="0 0 9 1652">
          <text:p/>
        </draw:connector>
        <draw:custom-shape draw:style-name="gr88" draw:text-style-name="P1" xml:id="id63" draw:id="id63" draw:layer="layout" svg:width="18.161cm" svg:height="3.429cm" svg:x="16.34cm" svg:y="-6.912cm">
          <text:p/>
          <draw:enhanced-geometry svg:viewBox="0 0 21600 21600" draw:type="rectangle" draw:enhanced-path="M 0 0 L 21600 0 21600 21600 0 21600 0 0 Z N"/>
        </draw:custom-shape>
        <draw:frame draw:style-name="gr89" draw:layer="layout" svg:width="5.366cm" svg:height="0.962cm" svg:x="16.721cm" svg:y="-6.658cm">
          <draw:text-box>
            <text:p>switch(work.type)</text:p>
          </draw:text-box>
        </draw:frame>
        <draw:custom-shape draw:style-name="gr90" draw:text-style-name="P1" xml:id="id64" draw:id="id64" draw:layer="layout" svg:width="3.842cm" svg:height="1.905cm" svg:x="16.97cm" svg:y="-5.731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" xml:id="id66" draw:id="id66" draw:layer="layout" svg:width="3.842cm" svg:height="1.905cm" svg:x="21.271cm" svg:y="-5.731cm">
          <text:p text:style-name="P1">POLL_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" xml:id="id68" draw:id="id68" draw:layer="layout" svg:width="3.842cm" svg:height="1.905cm" svg:x="25.571cm" svg:y="-5.731cm">
          <text:p text:style-name="P1">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" xml:id="id70" draw:id="id70" draw:layer="layout" svg:width="3.842cm" svg:height="1.905cm" svg:x="30.171cm" svg:y="-5.731cm">
          <text:p text:style-name="P1">STORE_SUB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92cm" svg:y1="-5.159cm" svg:x2="16.34cm" svg:y2="-5.198cm" draw:start-shape="id62" draw:start-glue-point="7" draw:end-shape="id63" draw:end-glue-point="3" svg:d="M13092-5159l3248-39" svg:viewBox="0 0 3249 40">
          <text:p/>
        </draw:connector>
        <draw:custom-shape draw:style-name="gr91" draw:text-style-name="P1" xml:id="id65" draw:id="id65" draw:layer="layout" svg:width="3.556cm" svg:height="1.778cm" svg:x="16.875cm" svg:y="-2.175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" xml:id="id67" draw:id="id67" draw:layer="layout" svg:width="3.302cm" svg:height="1.778cm" svg:x="21.32cm" svg:y="-2.175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xml:id="id69" draw:id="id69" draw:layer="layout" svg:width="4.191cm" svg:height="1.778cm" svg:x="25.511cm" svg:y="-2.302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xml:id="id71" draw:id="id71" draw:layer="layout" svg:width="4.191cm" svg:height="1.778cm" svg:x="30.21cm" svg:y="-2.302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8.891cm" svg:y1="-3.826cm" svg:x2="18.653cm" svg:y2="-2.175cm" draw:start-shape="id64" draw:start-glue-point="6" draw:end-shape="id65" draw:end-glue-point="4" svg:d="M18891-3826l-238 1651" svg:viewBox="0 0 239 1652">
          <text:p/>
        </draw:connector>
        <draw:connector draw:style-name="gr25" draw:text-style-name="P1" draw:layer="layout" draw:type="line" svg:x1="23.192cm" svg:y1="-3.826cm" svg:x2="22.971cm" svg:y2="-2.175cm" draw:start-shape="id66" draw:start-glue-point="6" draw:end-shape="id67" draw:end-glue-point="4" svg:d="M23192-3826l-221 1651" svg:viewBox="0 0 222 1652">
          <text:p/>
        </draw:connector>
        <draw:connector draw:style-name="gr25" draw:text-style-name="P1" draw:layer="layout" draw:type="line" svg:x1="27.492cm" svg:y1="-3.826cm" svg:x2="27.607cm" svg:y2="-2.302cm" draw:start-shape="id68" draw:start-glue-point="6" draw:end-shape="id69" draw:end-glue-point="4" svg:d="M27492-3826l115 1524" svg:viewBox="0 0 116 1525">
          <text:p/>
        </draw:connector>
        <draw:connector draw:style-name="gr25" draw:text-style-name="P1" draw:layer="layout" draw:type="line" svg:x1="32.092cm" svg:y1="-3.826cm" svg:x2="32.306cm" svg:y2="-2.302cm" draw:start-shape="id70" draw:start-glue-point="6" draw:end-shape="id71" draw:end-glue-point="4" svg:d="M32092-3826l214 1524" svg:viewBox="0 0 215 1525">
          <text:p/>
        </draw:connector>
        <draw:custom-shape draw:style-name="gr94" draw:text-style-name="P1" xml:id="id72" draw:id="id72" draw:layer="layout" svg:width="5.207cm" svg:height="2.286cm" svg:x="29.729cm" svg:y="0.746cm">
          <text:p text:style-name="P1">heartbeat_ctr++</text:p>
          <draw:enhanced-geometry svg:viewBox="0 0 21600 21600" draw:type="rectangle" draw:enhanced-path="M 0 0 L 21600 0 21600 21600 0 21600 0 0 Z N"/>
        </draw:custom-shape>
        <draw:custom-shape draw:style-name="gr95" draw:text-style-name="P1" xml:id="id73" draw:id="id73" draw:layer="layout" svg:width="6.477cm" svg:height="2.032cm" svg:x="29.121cm" svg:y="4.556cm">
          <text:p text:style-name="P1">heartbeat_ctr %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6" draw:text-style-name="P1" xml:id="id74" draw:id="id74" draw:layer="layout" svg:width="4.064cm" svg:height="1.778cm" svg:x="37.703cm" svg:y="4.656cm">
          <text:p text:style-name="P1">auto_un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2.306cm" svg:y1="-0.524cm" svg:x2="32.332cm" svg:y2="0.746cm" draw:start-shape="id71" draw:start-glue-point="8" draw:end-shape="id72" draw:end-glue-point="0" svg:d="M32306-524l26 1270" svg:viewBox="0 0 27 1271">
          <text:p/>
        </draw:connector>
        <draw:connector draw:style-name="gr25" draw:text-style-name="P1" draw:layer="layout" draw:type="line" svg:x1="32.332cm" svg:y1="3.032cm" svg:x2="32.36cm" svg:y2="4.556cm" draw:start-shape="id72" draw:start-glue-point="2" draw:end-shape="id73" draw:end-glue-point="4" svg:d="M32332 3032l28 1524" svg:viewBox="0 0 29 1525">
          <text:p/>
        </draw:connector>
        <draw:connector draw:style-name="gr25" draw:text-style-name="P1" draw:layer="layout" draw:type="line" svg:x1="35.598cm" svg:y1="5.572cm" svg:x2="37.703cm" svg:y2="5.545cm" draw:start-shape="id73" draw:start-glue-point="7" draw:end-shape="id74" svg:d="M35598 5572l2105-27" svg:viewBox="0 0 2106 28">
          <text:p/>
        </draw:connector>
        <draw:custom-shape draw:style-name="gr52" draw:text-style-name="P1" xml:id="id75" draw:id="id75" draw:layer="layout" svg:width="5.461cm" svg:height="3.048cm" svg:x="7.671cm" svg:y="10.647cm">
          <text:p text:style-name="P1">Has auto_u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98cm" svg:y1="-3.953cm" svg:x2="10.402cm" svg:y2="10.647cm" draw:start-shape="id62" draw:start-glue-point="6" draw:end-shape="id75" draw:end-glue-point="4" svg:d="M10298-3953l104 14600" svg:viewBox="0 0 105 14601">
          <text:p/>
        </draw:connector>
        <draw:connector draw:style-name="gr25" draw:text-style-name="P1" draw:layer="layout" draw:type="curve" svg:x1="18.653cm" svg:y1="-0.397cm" svg:x2="10.402cm" svg:y2="10.647cm" draw:start-shape="id65" draw:start-glue-point="8" draw:end-shape="id75" draw:end-glue-point="4" svg:d="M18653-397c0 8284-8251 2763-8251 11044" svg:viewBox="0 0 8252 11045">
          <text:p/>
        </draw:connector>
        <draw:connector draw:style-name="gr25" draw:text-style-name="P1" draw:layer="layout" draw:type="curve" svg:x1="22.971cm" svg:y1="-0.397cm" svg:x2="10.402cm" svg:y2="10.647cm" draw:start-shape="id67" draw:start-glue-point="8" draw:end-shape="id75" draw:end-glue-point="4" svg:d="M22971-397c0 8284-12569 2763-12569 11044" svg:viewBox="0 0 12570 11045">
          <text:p/>
        </draw:connector>
        <draw:connector draw:style-name="gr25" draw:text-style-name="P1" draw:layer="layout" draw:type="curve" svg:x1="27.607cm" svg:y1="-0.524cm" svg:x2="10.402cm" svg:y2="10.647cm" draw:start-shape="id69" draw:start-glue-point="8" draw:end-shape="id75" draw:end-glue-point="4" svg:d="M27607-524c0 8379-17205 2794-17205 11171" svg:viewBox="0 0 17206 11172">
          <text:p/>
        </draw:connector>
        <draw:connector draw:style-name="gr25" draw:text-style-name="P1" draw:layer="layout" draw:type="curve" svg:x1="32.36cm" svg:y1="6.588cm" svg:x2="10.402cm" svg:y2="10.647cm" draw:start-shape="id73" draw:start-glue-point="6" draw:end-shape="id75" draw:end-glue-point="4" svg:d="M32360 6588c0 3045-21958 1016-21958 4059" svg:viewBox="0 0 21959 4060">
          <text:p/>
        </draw:connector>
        <draw:custom-shape draw:style-name="gr97" draw:text-style-name="P1" xml:id="id76" draw:id="id76" draw:layer="layout" svg:width="6.604cm" svg:height="2.54cm" svg:x="18.602cm" svg:y="10.933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132cm" svg:y1="12.171cm" svg:x2="18.602cm" svg:y2="12.203cm" draw:start-shape="id75" draw:start-glue-point="7" draw:end-shape="id76" draw:end-glue-point="3" svg:d="M13132 12171l5470 32" svg:viewBox="0 0 5471 33">
          <text:p/>
        </draw:connector>
        <draw:custom-shape draw:style-name="gr98" draw:text-style-name="P1" xml:id="id77" draw:id="id77" draw:layer="layout" svg:width="6.477cm" svg:height="2.794cm" svg:x="18.653cm" svg:y="14.33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1.904cm" svg:y1="13.473cm" svg:x2="21.892cm" svg:y2="14.335cm" draw:start-shape="id76" draw:start-glue-point="2" draw:end-shape="id77" draw:end-glue-point="4" svg:d="M21904 13473l-12 862" svg:viewBox="0 0 13 863">
          <text:p/>
        </draw:connector>
        <draw:connector draw:style-name="gr25" draw:text-style-name="P1" draw:layer="layout" draw:type="line" svg:x1="21.892cm" svg:y1="17.129cm" svg:x2="22.072cm" svg:y2="19.796cm" draw:start-shape="id77" draw:start-glue-point="6" draw:end-shape="id78" draw:end-glue-point="0" svg:d="M21892 17129l180 2667" svg:viewBox="0 0 181 2668">
          <text:p/>
        </draw:connector>
        <draw:custom-shape draw:style-name="gr99" draw:text-style-name="P1" xml:id="id78" draw:id="id78" draw:layer="layout" svg:width="5.861cm" svg:height="2.159cm" svg:x="19.142cm" svg:y="19.796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906cm" svg:height="1.27cm" svg:x="27.797cm" svg:y="18.018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0" draw:text-style-name="P1" xml:id="id79" draw:id="id79" draw:layer="layout" svg:width="8.636cm" svg:height="2.413cm" svg:x="17.807cm" svg:y="23.733cm">
          <text:p text:style-name="P1">Loop through auto_upd and</text:p>
          <text:p text:style-name="P1">Find in works;</text:p>
          <text:p text:style-name="P1">If found create new and insert</text:p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0.287cm" svg:height="3.048cm" svg:x="30.618cm" svg:y="22.69cm">
          <text:p/>
          <draw:enhanced-geometry svg:viewBox="0 0 21600 21600" draw:text-areas="800 800 20800 20800" draw:type="round-rectangular-callout" draw:modifiers="-10508.1648522551 15720.039357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2" draw:layer="layout" svg:width="9.633cm" svg:height="2.384cm" svg:x="30.999cm" svg:y="22.944cm">
          <draw:text-box>
            <text:p>work-&gt;dev == tmp.dev &amp;&amp;</text:p>
            <text:p>work-&gt;type == tmp.type &amp;&amp;</text:p>
            <text:p>work-&gt;update == auto_upd[loop]</text:p>
          </draw:text-box>
        </draw:frame>
        <draw:connector draw:style-name="gr25" draw:text-style-name="P1" draw:layer="layout" draw:type="line" svg:x1="22.072cm" svg:y1="21.955cm" svg:x2="22.125cm" svg:y2="23.733cm" draw:start-shape="id78" draw:start-glue-point="2" draw:end-shape="id79" svg:d="M22072 21955l53 1778" svg:viewBox="0 0 54 1779">
          <text:p/>
        </draw:connector>
        <draw:custom-shape draw:style-name="gr103" draw:text-style-name="P1" xml:id="id80" draw:id="id80" draw:layer="layout" svg:width="7.366cm" svg:height="2.286cm" svg:x="18.48cm" svg:y="27.289cm">
          <text:p text:style-name="P1">auto_upd.clear();</text:p>
          <text:p text:style-name="P1">auto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2.125cm" svg:y1="26.146cm" svg:x2="22.163cm" svg:y2="27.289cm" draw:start-shape="id79" draw:start-glue-point="2" draw:end-shape="id80" draw:end-glue-point="0" svg:d="M22125 26146l38 1143" svg:viewBox="0 0 39 1144">
          <text:p/>
        </draw:connector>
        <draw:custom-shape draw:style-name="gr104" draw:text-style-name="P1" xml:id="id81" draw:id="id81" draw:layer="layout" svg:width="6.096cm" svg:height="2.794cm" svg:x="-2.683cm" svg:y="19.313cm">
          <text:p text:style-name="P1">Not rem_upd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7.671cm" svg:y1="12.171cm" svg:x2="0.365cm" svg:y2="19.313cm" draw:start-shape="id75" draw:start-glue-point="5" draw:end-shape="id81" draw:end-glue-point="4" svg:d="M7671 12171l-7306 7142" svg:viewBox="0 0 7307 7143">
          <text:p/>
        </draw:connector>
        <draw:custom-shape draw:style-name="gr105" draw:text-style-name="P1" xml:id="id82" draw:id="id82" draw:layer="layout" svg:width="5.207cm" svg:height="2.159cm" svg:x="-10.176cm" svg:y="19.642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-2.683cm" svg:y1="20.71cm" svg:x2="-4.969cm" svg:y2="20.721cm" draw:start-shape="id81" draw:start-glue-point="5" draw:end-shape="id82" draw:end-glue-point="1" svg:d="M-2683 20710l-2286 11" svg:viewBox="0 0 2287 12">
          <text:p/>
        </draw:connector>
        <draw:custom-shape draw:style-name="gr97" draw:text-style-name="P1" xml:id="id83" draw:id="id83" draw:layer="layout" svg:width="6.604cm" svg:height="2.54cm" svg:x="5.953cm" svg:y="19.415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413cm" svg:y1="20.71cm" svg:x2="5.953cm" svg:y2="20.685cm" draw:start-shape="id81" draw:start-glue-point="7" draw:end-shape="id83" draw:end-glue-point="3" svg:d="M3413 20710l2540-25" svg:viewBox="0 0 2541 26">
          <text:p/>
        </draw:connector>
        <draw:custom-shape draw:style-name="gr105" draw:text-style-name="P1" xml:id="id85" draw:id="id85" draw:layer="layout" svg:width="5.207cm" svg:height="2.159cm" svg:x="12.303cm" svg:y="26.527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106" draw:text-style-name="P1" xml:id="id84" draw:id="id84" draw:layer="layout" svg:width="5.661cm" svg:height="2.667cm" svg:x="6.45cm" svg:y="23.22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255cm" svg:y1="21.955cm" svg:x2="9.281cm" svg:y2="23.225cm" draw:start-shape="id83" draw:start-glue-point="2" draw:end-shape="id84" draw:end-glue-point="4" svg:d="M9255 21955l26 1270" svg:viewBox="0 0 27 1271">
          <text:p/>
        </draw:connector>
        <draw:connector draw:style-name="gr25" draw:text-style-name="P1" draw:layer="layout" draw:type="line" svg:x1="12.111cm" svg:y1="24.559cm" svg:x2="14.906cm" svg:y2="26.527cm" draw:start-shape="id84" draw:start-glue-point="7" draw:end-shape="id85" draw:end-glue-point="0" svg:d="M12111 24559l2795 1968" svg:viewBox="0 0 2796 1969">
          <text:p/>
        </draw:connector>
        <draw:custom-shape draw:style-name="gr107" draw:text-style-name="P1" xml:id="id86" draw:id="id86" draw:layer="layout" svg:width="5.334cm" svg:height="2.921cm" svg:x="6.715cm" svg:y="33.512cm">
          <text:p text:style-name="P1">rem_upd.clear();</text:p>
          <text:p text:style-name="P1"><text:s/>rem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281cm" svg:y1="25.892cm" svg:x2="9.382cm" svg:y2="33.512cm" draw:start-shape="id84" draw:start-glue-point="6" draw:end-shape="id86" svg:d="M9281 25892l101 7620" svg:viewBox="0 0 102 7621">
          <text:p/>
        </draw:connector>
        <draw:custom-shape draw:style-name="gr108" draw:text-style-name="P1" xml:id="id87" draw:id="id87" draw:layer="layout" svg:width="6.477cm" svg:height="1.397cm" svg:x="6.142cm" svg:y="39.862cm">
          <text:p text:style-name="P1">tune_ctr--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382cm" svg:y1="36.433cm" svg:x2="9.381cm" svg:y2="39.862cm" draw:start-shape="id86" draw:start-glue-point="2" draw:end-shape="id87" draw:end-glue-point="4" svg:d="M9382 36433l-1 3429" svg:viewBox="0 0 2 3430">
          <text:p/>
        </draw:connector>
        <draw:connector draw:style-name="gr25" draw:text-style-name="P1" draw:layer="layout" draw:type="curve" draw:line-skew="2.224cm" svg:x1="22.163cm" svg:y1="29.575cm" svg:x2="9.381cm" svg:y2="39.862cm" draw:start-shape="id80" draw:start-glue-point="2" draw:end-shape="id87" draw:end-glue-point="4" svg:d="M22163 29575c0 11050-12782 5907-12782 10287" svg:viewBox="0 0 12783 10288">
          <text:p/>
        </draw:connector>
        <draw:connector draw:style-name="gr25" draw:text-style-name="P1" draw:layer="layout" draw:type="curve" draw:line-skew="5.432cm" svg:x1="-7.573cm" svg:y1="21.801cm" svg:x2="9.381cm" svg:y2="39.862cm" draw:start-shape="id82" draw:start-glue-point="2" draw:end-shape="id87" draw:end-glue-point="4" svg:d="M-7573 21801c0 21693 16954 12663 16954 18061" svg:viewBox="0 0 16955 18062">
          <text:p/>
        </draw:connector>
        <draw:connector draw:style-name="gr25" draw:text-style-name="P1" draw:layer="layout" draw:type="curve" svg:x1="14.906cm" svg:y1="28.686cm" svg:x2="9.382cm" svg:y2="33.512cm" draw:start-shape="id85" draw:start-glue-point="2" draw:end-shape="id86" svg:d="M14906 28686c0 3618-5524 1205-5524 4826" svg:viewBox="0 0 5525 4827">
          <text:p/>
        </draw:connector>
      </draw:page>
      <draw:page draw:name="page7" draw:style-name="dp1" draw:master-page-name="Default">
        <draw:custom-shape draw:style-name="gr109" draw:text-style-name="P1" xml:id="id88" draw:id="id88" draw:layer="layout" svg:width="5.461cm" svg:height="2.032cm" svg:x="35.94cm" svg:y="-10.811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xml:id="id89" draw:id="id89" draw:layer="layout" svg:width="8.763cm" svg:height="2.794cm" svg:x="34.416cm" svg:y="-5.477cm">
          <text:p text:style-name="P1">Try to execute command</text:p>
          <text:p text:style-name="P1">And store result or exception</text:p>
          <draw:enhanced-geometry svg:viewBox="0 0 21600 21600" draw:type="rectangle" draw:enhanced-path="M 0 0 L 21600 0 21600 21600 0 21600 0 0 Z N"/>
        </draw:custom-shape>
        <draw:custom-shape draw:style-name="gr111" draw:text-style-name="P1" xml:id="id90" draw:id="id90" draw:layer="layout" svg:width="7.62cm" svg:height="2.413cm" svg:x="35.051cm" svg:y="-0.651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8.671cm" svg:y1="-8.779cm" svg:x2="38.797cm" svg:y2="-5.477cm" draw:start-shape="id88" draw:start-glue-point="8" draw:end-shape="id89" draw:end-glue-point="0" svg:d="M38671-8779l126 3302" svg:viewBox="0 0 127 3303">
          <text:p/>
        </draw:connector>
        <draw:connector draw:style-name="gr25" draw:text-style-name="P1" draw:layer="layout" draw:type="line" svg:x1="38.797cm" svg:y1="-2.683cm" svg:x2="38.861cm" svg:y2="-0.651cm" draw:start-shape="id89" draw:start-glue-point="2" draw:end-shape="id90" draw:end-glue-point="0" svg:d="M38797-2683l64 2032" svg:viewBox="0 0 65 2033">
          <text:p/>
        </draw:connector>
        <draw:custom-shape draw:style-name="gr112" draw:text-style-name="P1" xml:id="id91" draw:id="id91" draw:layer="layout" svg:width="6.35cm" svg:height="2.54cm" svg:x="35.686cm" svg:y="3.794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8.861cm" svg:y1="1.762cm" svg:x2="38.861cm" svg:y2="3.794cm" draw:start-shape="id90" draw:start-glue-point="2" draw:end-shape="id91" draw:end-glue-point="4" svg:d="M38861 1762v2032" svg:viewBox="0 0 1 2033">
          <text:p/>
        </draw:connector>
        <draw:custom-shape draw:style-name="gr113" draw:text-style-name="P1" xml:id="id92" draw:id="id92" draw:layer="layout" svg:width="5.969cm" svg:height="2.286cm" svg:x="-0.27cm" svg:y="-11.192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" xml:id="id93" draw:id="id93" draw:layer="layout" svg:width="8.128cm" svg:height="3.048cm" svg:x="-1.286cm" svg:y="-6.239cm">
          <text:p text:style-name="P1">Loop through attributes name</text:p>
          <text:p text:style-name="P1">And build single string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15cm" svg:y1="-8.906cm" svg:x2="2.778cm" svg:y2="-6.239cm" draw:start-shape="id92" draw:start-glue-point="8" draw:end-shape="id93" draw:end-glue-point="0" svg:d="M2715-8906l63 2667" svg:viewBox="0 0 64 2668">
          <text:p/>
        </draw:connector>
        <draw:custom-shape draw:style-name="gr115" draw:text-style-name="P1" xml:id="id94" draw:id="id94" draw:layer="layout" svg:width="12.319cm" svg:height="3.048cm" svg:x="-3.31cm" svg:y="-0.778cm">
          <text:p text:style-name="P1">Try to read attributes respect versions</text:p>
          <text:p text:style-name="P1">If catches – store exception:</text:p>
          <text:p text:style-name="P1">If multiple attrs – populate map &lt;attr,except&g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78cm" svg:y1="-3.191cm" svg:x2="2.849cm" svg:y2="-0.778cm" draw:start-shape="id93" draw:start-glue-point="2" draw:end-shape="id94" draw:end-glue-point="0" svg:d="M2778-3191l71 2413" svg:viewBox="0 0 72 2414">
          <text:p/>
        </draw:connector>
        <draw:connector draw:style-name="gr25" draw:text-style-name="P1" draw:layer="layout" draw:type="line" svg:x1="2.849cm" svg:y1="2.27cm" svg:x2="2.841cm" svg:y2="4.048cm" draw:start-shape="id94" draw:start-glue-point="2" draw:end-shape="id95" draw:end-glue-point="0" svg:d="M2849 2270l-8 1778" svg:viewBox="0 0 9 1779">
          <text:p/>
        </draw:connector>
        <draw:custom-shape draw:style-name="gr116" draw:text-style-name="P1" draw:layer="layout" svg:width="13.843cm" svg:height="4.699cm" svg:x="12.938cm" svg:y="-4.207cm">
          <text:p text:style-name="P1">A lot of if statement like</text:p>
          <text:p text:style-name="P1">if(idl &gt;= 4)...</text:p>
          <text:p text:style-name="P1"/>
          <text:p text:style-name="P1">Do we need it? Is it possible</text:p>
          <text:p text:style-name="P1">That PollThread will ever poll device idl =3 ?!</text:p>
          <draw:enhanced-geometry svg:viewBox="0 0 21600 21600" draw:text-areas="800 800 20800 20800" draw:type="round-rectangular-callout" draw:modifiers="-7735.68332851777 20625.7021276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1" xml:id="id95" draw:id="id95" draw:layer="layout" svg:width="10.287cm" svg:height="1.651cm" svg:x="-2.302cm" svg:y="4.04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41cm" svg:y1="5.699cm" svg:x2="2.878cm" svg:y2="7.731cm" draw:start-shape="id95" draw:start-glue-point="2" draw:end-shape="id96" draw:end-glue-point="4" svg:d="M2841 5699l37 2032" svg:viewBox="0 0 38 2033">
          <text:p/>
        </draw:connector>
        <draw:custom-shape draw:style-name="gr118" draw:text-style-name="P1" xml:id="id96" draw:id="id96" draw:layer="layout" svg:width="9.144cm" svg:height="1.397cm" svg:x="-1.694cm" svg:y="7.731cm">
          <text:p text:style-name="P1">detect_and_pus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" xml:id="id97" draw:id="id97" draw:layer="layout" svg:width="9.398cm" svg:height="3.302cm" svg:x="-1.794cm" svg:y="11.668cm">
          <text:p text:style-name="P1">Try to insert data into the buffer</text:p>
          <text:p text:style-name="P1">This is protected by poll_monito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78cm" svg:y1="9.128cm" svg:x2="2.905cm" svg:y2="11.668cm" draw:start-shape="id96" draw:start-glue-point="8" draw:end-shape="id97" draw:end-glue-point="0" svg:d="M2878 9128l27 2540" svg:viewBox="0 0 28 2541">
          <text:p/>
        </draw:connector>
        <draw:custom-shape draw:style-name="gr120" draw:text-style-name="P1" xml:id="id98" draw:id="id98" draw:layer="layout" svg:width="9.271cm" svg:height="1.651cm" svg:x="-1.767cm" svg:y="15.859cm">
          <text:p text:style-name="P1">For each polled attribute do: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905cm" svg:y1="14.97cm" svg:x2="2.868cm" svg:y2="15.859cm" draw:start-shape="id97" draw:start-glue-point="2" draw:end-shape="id98" draw:end-glue-point="0" svg:d="M2905 14970l-37 889" svg:viewBox="0 0 38 890">
          <text:p/>
        </draw:connector>
        <draw:custom-shape draw:style-name="gr121" draw:text-style-name="P1" xml:id="id99" draw:id="id99" draw:layer="layout" svg:width="4.699cm" svg:height="3.429cm" svg:x="0.519cm" svg:y="18.526cm">
          <text:p text:style-name="P1">Attr fai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.868cm" svg:y1="17.51cm" svg:x2="2.869cm" svg:y2="18.526cm" draw:start-shape="id98" draw:start-glue-point="2" draw:end-shape="id99" draw:end-glue-point="4" svg:d="M2868 17510l1 1016" svg:viewBox="0 0 2 1017">
          <text:p/>
        </draw:connector>
        <draw:connector draw:style-name="gr25" draw:text-style-name="P1" draw:layer="layout" draw:type="line" svg:x1="5.218cm" svg:y1="20.241cm" svg:x2="8.747cm" svg:y2="20.267cm" draw:start-shape="id99" draw:start-glue-point="7" draw:end-shape="id100" draw:end-glue-point="3" svg:d="M5218 20241l3529 26" svg:viewBox="0 0 3530 27">
          <text:p/>
        </draw:connector>
        <draw:custom-shape draw:style-name="gr122" draw:text-style-name="P1" xml:id="id100" draw:id="id100" draw:layer="layout" svg:width="5.588cm" svg:height="2.159cm" svg:x="8.747cm" svg:y="19.188cm">
          <text:p text:style-name="P1">insert_except</text:p>
          <draw:enhanced-geometry svg:viewBox="0 0 21600 21600" draw:type="rectangle" draw:enhanced-path="M 0 0 L 21600 0 21600 21600 0 21600 0 0 Z N"/>
        </draw:custom-shape>
        <draw:custom-shape draw:style-name="gr123" draw:text-style-name="P1" draw:layer="layout" svg:width="8.255cm" svg:height="3.175cm" svg:x="16.367cm" svg:y="15.859cm">
          <text:p text:style-name="P1">For the last attr duplicates </text:p>
          <text:p text:style-name="P1">Exception before insert</text:p>
          <draw:enhanced-geometry svg:viewBox="0 0 21600 21600" draw:text-areas="800 800 20800 20800" draw:type="round-rectangular-callout" draw:modifiers="-6501.45348837209 29183.123425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1" xml:id="id101" draw:id="id101" draw:layer="layout" svg:width="5.334cm" svg:height="2.286cm" svg:x="-8.144cm" svg:y="19.161cm">
          <text:p text:style-name="P1">insert_data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0.519cm" svg:y1="20.241cm" svg:x2="-2.81cm" svg:y2="20.304cm" draw:start-shape="id99" draw:start-glue-point="5" draw:end-shape="id101" draw:end-glue-point="1" svg:d="M519 20241l-3329 63" svg:viewBox="0 0 3330 64">
          <text:p/>
        </draw:connector>
        <draw:custom-shape draw:style-name="gr125" draw:text-style-name="P1" draw:layer="layout" svg:width="6.985cm" svg:height="2.159cm" svg:x="-16.907cm" svg:y="16.621cm">
          <text:p text:style-name="P1">May insert_except </text:p>
          <text:p text:style-name="P1">If map_except has attr</text:p>
          <draw:enhanced-geometry svg:viewBox="0 0 21600 21600" draw:text-areas="800 800 20800 20800" draw:type="round-rectangular-callout" draw:modifiers="29373.0317778414 36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1" xml:id="id102" draw:id="id102" draw:layer="layout" svg:width="5.715cm" svg:height="2cm" svg:x="-0.143cm" svg:y="26.94cm">
          <text:p text:style-name="P1">Release monitor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-5.477cm" svg:y1="21.447cm" svg:x2="2.714cm" svg:y2="26.94cm" draw:start-shape="id101" draw:start-glue-point="2" draw:end-shape="id102" svg:d="M-5477 21447c0 4120 8191 1374 8191 5493" svg:viewBox="0 0 8192 5494">
          <text:p/>
        </draw:connector>
        <draw:connector draw:style-name="gr25" draw:text-style-name="P1" draw:layer="layout" draw:type="curve" svg:x1="11.541cm" svg:y1="21.347cm" svg:x2="2.714cm" svg:y2="26.94cm" draw:start-shape="id100" draw:start-glue-point="2" draw:end-shape="id102" draw:end-glue-point="4" svg:d="M11541 21347c0 4194-8827 1398-8827 5593" svg:viewBox="0 0 8828 5594">
          <text:p/>
        </draw:connector>
      </draw:page>
      <draw:page draw:name="page8" draw:style-name="dp1" draw:master-page-name="Default">
        <draw:custom-shape draw:style-name="gr127" draw:text-style-name="P1" xml:id="id103" draw:id="id103" draw:layer="layout" svg:width="5.08cm" svg:height="1.397cm" svg:x="-16.356cm" svg:y="-10.303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xml:id="id104" draw:id="id104" draw:layer="layout" svg:width="15.494cm" svg:height="5.207cm" svg:x="-21.59cm" svg:y="-6.112cm">
          <text:p text:style-name="P1">zmq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16cm" svg:y1="-8.906cm" svg:x2="-13.843cm" svg:y2="-6.112cm" draw:start-shape="id103" draw:start-glue-point="8" draw:end-shape="id104" draw:end-glue-point="4" svg:d="M-13816-8906l-27 2794" svg:viewBox="0 0 28 2795">
          <text:p/>
        </draw:connector>
        <draw:custom-shape draw:style-name="gr129" draw:text-style-name="P1" xml:id="id105" draw:id="id105" draw:layer="layout" svg:width="10.795cm" svg:height="2.667cm" svg:x="-2.405cm" svg:y="-4.788cm">
          <text:p text:style-name="P1">zmq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96cm" svg:y1="-3.508cm" svg:x2="-2.405cm" svg:y2="-3.454cm" draw:start-shape="id104" draw:start-glue-point="7" draw:end-shape="id105" draw:end-glue-point="6" svg:d="M-6096-3508l3691 54" svg:viewBox="0 0 3692 55">
          <text:p/>
        </draw:connector>
        <draw:custom-shape draw:style-name="gr128" draw:text-style-name="P1" xml:id="id106" draw:id="id106" draw:layer="layout" svg:width="15.494cm" svg:height="5.207cm" svg:x="-21.563cm" svg:y="1.889cm">
          <text:p text:style-name="P1">notifd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43cm" svg:y1="-0.905cm" svg:x2="-13.816cm" svg:y2="1.889cm" draw:start-shape="id104" draw:start-glue-point="6" draw:end-shape="id106" draw:end-glue-point="4" svg:d="M-13843-905l27 2794" svg:viewBox="0 0 28 2795">
          <text:p/>
        </draw:connector>
        <draw:custom-shape draw:style-name="gr129" draw:text-style-name="P1" xml:id="id107" draw:id="id107" draw:layer="layout" svg:width="10.795cm" svg:height="2.667cm" svg:x="-2.386cm" svg:y="3.205cm">
          <text:p text:style-name="P1">notifd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69cm" svg:y1="4.493cm" svg:x2="-2.386cm" svg:y2="4.538cm" draw:start-shape="id106" draw:start-glue-point="7" draw:end-shape="id107" svg:d="M-6069 4493l3683 45" svg:viewBox="0 0 3684 46">
          <text:p/>
        </draw:connector>
        <draw:custom-shape draw:style-name="gr130" draw:text-style-name="P1" xml:id="id108" draw:id="id108" draw:layer="layout" svg:width="6.35cm" svg:height="2.413cm" svg:x="-17.002cm" svg:y="11.57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13.816cm" svg:y1="7.096cm" svg:x2="-13.827cm" svg:y2="11.576cm" draw:start-shape="id106" draw:start-glue-point="6" draw:end-shape="id108" svg:d="M-13816 7096l-11 4480" svg:viewBox="0 0 12 4481">
          <text:p/>
        </draw:connector>
        <draw:connector draw:style-name="gr25" draw:text-style-name="P1" draw:layer="layout" draw:type="curve" svg:x1="3.012cm" svg:y1="5.872cm" svg:x2="-13.827cm" svg:y2="11.576cm" draw:start-shape="id107" draw:start-glue-point="8" draw:end-shape="id108" draw:end-glue-point="4" svg:d="M3012 5872c0 4278-16839 1426-16839 5704" svg:viewBox="0 0 16840 5705">
          <text:p/>
        </draw:connector>
        <draw:connector draw:style-name="gr61" draw:text-style-name="P1" draw:layer="layout" draw:type="line" svg:x1="2.993cm" svg:y1="-2.121cm" svg:x2="3.012cm" svg:y2="3.205cm" draw:start-shape="id105" draw:start-glue-point="8" draw:end-shape="id107" draw:end-glue-point="4" svg:d="M2993-2121l19 5326" svg:viewBox="0 0 20 5327">
          <text:p/>
        </draw:connector>
        <draw:custom-shape draw:style-name="gr131" draw:text-style-name="P1" xml:id="id109" draw:id="id109" draw:layer="layout" svg:width="5.461cm" svg:height="1.778cm" svg:x="19.764cm" svg:y="-10.557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xml:id="id110" draw:id="id110" draw:layer="layout" svg:width="4.699cm" svg:height="3.302cm" svg:x="20.212cm" svg:y="-5.858cm">
          <text:p text:style-name="P1">ignore_ca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495cm" svg:y1="-8.779cm" svg:x2="22.561cm" svg:y2="-5.858cm" draw:start-shape="id109" draw:start-glue-point="8" draw:end-shape="id110" svg:d="M22495-8779l66 2921" svg:viewBox="0 0 67 2922">
          <text:p/>
        </draw:connector>
        <draw:custom-shape draw:style-name="gr133" draw:text-style-name="P1" xml:id="id112" draw:id="id112" draw:layer="layout" svg:width="3.937cm" svg:height="1.889cm" svg:x="20.574cm" svg:y="0.48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111" draw:id="id111" draw:layer="layout" svg:width="8.509cm" svg:height="2.286cm" svg:x="28.775cm" svg:y="-5.331cm">
          <text:p text:style-name="P1">Global call: store sub devices</text:p>
          <text:p text:style-name="P1">ApiUti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4.911cm" svg:y1="-4.207cm" svg:x2="28.775cm" svg:y2="-4.188cm" draw:start-shape="id110" draw:start-glue-point="7" draw:end-shape="id111" svg:d="M24911-4207l3864 19" svg:viewBox="0 0 3865 20">
          <text:p/>
        </draw:connector>
        <draw:connector draw:style-name="gr25" draw:text-style-name="P1" draw:layer="layout" draw:type="line" svg:x1="22.562cm" svg:y1="-2.556cm" svg:x2="22.543cm" svg:y2="0.481cm" draw:start-shape="id110" draw:start-glue-point="6" draw:end-shape="id112" draw:end-glue-point="4" svg:d="M22562-2556l-19 3037" svg:viewBox="0 0 20 3038">
          <text:p/>
        </draw:connector>
        <draw:connector draw:style-name="gr25" draw:text-style-name="P1" draw:layer="layout" draw:type="curve" svg:x1="33.029cm" svg:y1="-3.045cm" svg:x2="22.542cm" svg:y2="0.481cm" draw:start-shape="id111" draw:start-glue-point="2" draw:end-shape="id112" draw:end-glue-point="0" svg:d="M33029-3045c0 2644-10487 882-10487 3526" svg:viewBox="0 0 10488 3527">
          <text:p/>
        </draw:connector>
        <draw:custom-shape draw:style-name="gr135" draw:text-style-name="P1" draw:layer="layout" svg:width="10.833cm" svg:height="1.651cm" svg:x="27.378cm" svg:y="-9.441cm">
          <text:p text:style-name="P1">ignore_call – static bool</text:p>
          <text:p text:style-name="P1">i.e. this method is not called first time</text:p>
          <draw:enhanced-geometry svg:viewBox="0 0 21600 21600" draw:text-areas="800 800 20800 20800" draw:type="round-rectangular-callout" draw:modifiers="-5931.3273029352 67467.3123486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36" draw:text-style-name="P1" xml:id="id113" draw:id="id113" draw:layer="layout" svg:width="5.842cm" svg:height="2.032cm" svg:x="6.588cm" svg:y="-11.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" xml:id="id114" draw:id="id114" draw:layer="layout" svg:width="9.398cm" svg:height="3.429cm" svg:x="4.81cm" svg:y="-7.382cm">
          <text:p text:style-name="P1">dev_to_del = local_cmd.dev;</text:p>
          <text:p text:style-name="P1">name_to_del = local_cmd.name;</text:p>
          <text:p text:style-name="P1">type_to_del = local_cmd.typ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509cm" svg:y1="-9.668cm" svg:x2="9.509cm" svg:y2="-7.382cm" draw:start-shape="id113" draw:start-glue-point="8" draw:end-shape="id114" draw:end-glue-point="0" svg:d="M9509-9668v2286" svg:viewBox="0 0 1 2287">
          <text:p/>
        </draw:connector>
        <draw:custom-shape draw:style-name="gr138" draw:text-style-name="P1" draw:layer="layout" svg:width="16.891cm" svg:height="4.826cm" svg:x="16.707cm" svg:y="-8.587cm">
          <text:p/>
          <draw:enhanced-geometry svg:viewBox="0 0 21600 21600" draw:text-areas="800 800 20800 20800" draw:type="round-rectangular-callout" draw:modifiers="-7050.81695477149 38823.6171535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9" draw:layer="layout" svg:width="17.08cm" svg:height="3.806cm" svg:x="16.645cm" svg:y="-8.079cm">
          <draw:text-box>
            <text:p>if (et_ite-&gt;dev == PollThread::dev_to_del)</text:p>
            <text:p><text:s text:c="8"/>{</text:p>
            <text:p><text:s text:c="12"/>if (et_ite-&gt;type == PollThread::type_to_del)</text:p>
            <text:p><text:s text:c="12"/>{</text:p>
            <text:p><text:s text:c="16"/>if (et_ite-&gt;name[0] == PollThread::name_to_del)}</text:p>
          </draw:text-box>
        </draw:frame>
        <draw:connector draw:style-name="gr25" draw:text-style-name="P1" draw:layer="layout" draw:type="line" svg:x1="9.509cm" svg:y1="-3.953cm" svg:x2="9.544cm" svg:y2="-1.413cm" draw:start-shape="id114" draw:start-glue-point="2" draw:end-shape="id115" draw:end-glue-point="4" svg:d="M9509-3953l35 2540" svg:viewBox="0 0 36 2541">
          <text:p/>
        </draw:connector>
        <draw:custom-shape draw:style-name="gr140" draw:text-style-name="P1" xml:id="id115" draw:id="id115" draw:layer="layout" svg:width="7.874cm" svg:height="2.413cm" svg:x="5.607cm" svg:y="-1.413cm">
          <text:p text:style-name="P1">Found In ext_trig_work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1" draw:text-style-name="P1" xml:id="id116" draw:id="id116" draw:layer="layout" svg:width="8.509cm" svg:height="2.413cm" svg:x="-5.985cm" svg:y="-1.362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5.607cm" svg:y1="-0.206cm" svg:x2="2.524cm" svg:y2="-0.156cm" draw:start-shape="id115" draw:start-glue-point="5" draw:end-shape="id116" svg:d="M5607-206l-3083 50" svg:viewBox="0 0 3084 51">
          <text:p/>
        </draw:connector>
        <draw:custom-shape draw:style-name="gr142" draw:text-style-name="P1" draw:layer="layout" svg:width="8.255cm" svg:height="1.27cm" svg:x="-12.462cm" svg:y="-3.953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3" draw:text-style-name="P1" xml:id="id117" draw:id="id117" draw:layer="layout" svg:width="4.826cm" svg:height="3.048cm" svg:x="17.383cm" svg:y="1.635cm">
          <text:p text:style-name="P1">Not polling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481cm" svg:y1="-0.206cm" svg:x2="19.796cm" svg:y2="1.635cm" draw:start-shape="id115" draw:start-glue-point="7" draw:end-shape="id117" draw:end-glue-point="4" svg:d="M13481-206l6315 1841" svg:viewBox="0 0 6316 1842">
          <text:p/>
        </draw:connector>
        <draw:connector draw:style-name="gr25" draw:text-style-name="P1" draw:layer="layout" draw:type="curve" draw:line-skew="-7.82cm 3.356cm" svg:x1="17.383cm" svg:y1="3.159cm" svg:x2="26.972cm" svg:y2="15.148cm" draw:start-shape="id117" draw:start-glue-point="5" draw:end-shape="id118" draw:end-glue-point="4" svg:d="M17383 3159c-12481 0-10402 5057-4884 7351s14473 1824 14473 4638" svg:viewBox="0 0 18823 11990">
          <text:p/>
        </draw:connector>
        <draw:custom-shape draw:style-name="gr144" draw:text-style-name="P1" xml:id="id119" draw:id="id119" draw:layer="layout" svg:width="4.826cm" svg:height="3.81cm" svg:x="22.006cm" svg:y="4.956cm">
          <text:p text:style-name="P1">Poll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209cm" svg:y1="3.159cm" svg:x2="24.419cm" svg:y2="4.956cm" draw:start-shape="id117" draw:start-glue-point="7" draw:end-shape="id119" draw:end-glue-point="4" svg:d="M22209 3159l2210 1797" svg:viewBox="0 0 2211 1798">
          <text:p/>
        </draw:connector>
        <draw:custom-shape draw:style-name="gr145" draw:text-style-name="P1" xml:id="id120" draw:id="id120" draw:layer="layout" svg:width="5.207cm" svg:height="2.032cm" svg:x="11.795cm" svg:y="5.826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006cm" svg:y1="6.861cm" svg:x2="17.002cm" svg:y2="6.842cm" draw:start-shape="id119" draw:start-glue-point="5" draw:end-shape="id120" draw:end-glue-point="10" svg:d="M22006 6861l-5004-19" svg:viewBox="0 0 5005 20">
          <text:p/>
        </draw:connector>
        <draw:custom-shape draw:style-name="gr146" draw:text-style-name="P1" xml:id="id121" draw:id="id121" draw:layer="layout" svg:width="5.08cm" svg:height="1.651cm" svg:x="30.845cm" svg:y="5.953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6.832cm" svg:y1="6.861cm" svg:x2="30.845cm" svg:y2="6.779cm" draw:start-shape="id119" draw:start-glue-point="7" draw:end-shape="id121" draw:end-glue-point="6" svg:d="M26832 6861l4013-82" svg:viewBox="0 0 4014 83">
          <text:p/>
        </draw:connector>
        <draw:connector draw:style-name="gr25" draw:text-style-name="P1" draw:layer="layout" draw:type="curve" svg:x1="14.399cm" svg:y1="7.858cm" svg:x2="26.972cm" svg:y2="15.148cm" draw:start-shape="id120" draw:start-glue-point="8" draw:end-shape="id118" draw:end-glue-point="4" svg:d="M14399 7858c0 5467 12573 1823 12573 7290" svg:viewBox="0 0 12574 7291">
          <text:p/>
        </draw:connector>
        <draw:connector draw:style-name="gr25" draw:text-style-name="P1" draw:layer="layout" draw:type="curve" svg:x1="33.385cm" svg:y1="7.604cm" svg:x2="26.972cm" svg:y2="15.148cm" draw:start-shape="id121" draw:start-glue-point="8" draw:end-shape="id118" draw:end-glue-point="4" svg:d="M33385 7604c0 5658-6413 1886-6413 7544" svg:viewBox="0 0 6414 7545">
          <text:p/>
        </draw:connector>
        <draw:custom-shape draw:style-name="gr141" draw:text-style-name="P1" xml:id="id118" draw:id="id118" draw:layer="layout" svg:width="8.509cm" svg:height="2.413cm" svg:x="22.717cm" svg:y="15.148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" draw:layer="layout" svg:width="8.255cm" svg:height="1.27cm" svg:x="16.24cm" svg:y="12.557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custom-shape draw:style-name="gr147" draw:text-style-name="P1" xml:id="id122" draw:id="id122" draw:layer="layout" svg:width="5.715cm" svg:height="1.905cm" svg:x="7.35cm" svg:y="-12.20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" xml:id="id123" draw:id="id123" draw:layer="layout" svg:width="9.717cm" svg:height="3.556cm" svg:x="5.404cm" svg:y="-8.598cm">
          <text:p text:style-name="P1">Create new WorkItem:</text:p>
          <text:p text:style-name="P1">Dev = local_cmd.dev;</text:p>
          <text:p text:style-name="P1">poll_list = dev-&gt;get_poll_obj_lis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207cm" svg:y1="-10.303cm" svg:x2="10.262cm" svg:y2="-8.598cm" draw:start-shape="id122" draw:start-glue-point="8" draw:end-shape="id123" draw:end-glue-point="0" svg:d="M10207-10303l55 1705" svg:viewBox="0 0 56 1706">
          <text:p/>
        </draw:connector>
        <draw:custom-shape draw:style-name="gr149" draw:text-style-name="P1" xml:id="id124" draw:id="id124" draw:layer="layout" svg:width="8.925cm" svg:height="4.472cm" svg:x="5.78cm" svg:y="-2.71cm">
          <text:p text:style-name="P1">PollObjType == ATTR</text:p>
          <text:p text:style-name="P1">Dev.idl &gt;= 4</text:p>
          <text:p text:style-name="P1">Not polling_bef_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62cm" svg:y1="-5.042cm" svg:x2="10.243cm" svg:y2="-2.71cm" draw:start-shape="id123" draw:start-glue-point="2" draw:end-shape="id124" draw:end-glue-point="4" svg:d="M10262-5042l-19 2332" svg:viewBox="0 0 20 2333">
          <text:p/>
        </draw:connector>
        <draw:custom-shape draw:style-name="gr150" draw:text-style-name="P1" draw:layer="layout" svg:width="14.859cm" svg:height="3.048cm" svg:x="19.288cm" svg:y="-8.463cm">
          <text:p text:style-name="P1">Get type from poll_list (dev?) by local_cmd.ndx: </text:p>
          <text:p text:style-name="P1">(*wo.poll_list)[local_cmd.index]-&gt;get_type()</text:p>
          <draw:enhanced-geometry svg:viewBox="0 0 21600 21600" draw:text-areas="800 800 20800 20800" draw:type="round-rectangular-callout" draw:modifiers="-10099.3808882907 47500.1639881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1" draw:text-style-name="P1" xml:id="id125" draw:id="id125" draw:layer="layout" svg:width="11.811cm" svg:height="4.564cm" svg:x="20.939cm" svg:y="-2.848cm">
          <text:p text:style-name="P1">Find in works if:</text:p>
          <text:p text:style-name="P1">wi.dev == local_cmd.dev &amp;&amp; </text:p>
          <text:p text:style-name="P1">wi.update == new_upd &amp;&amp; </text:p>
          <text:p text:style-name="P1">wi.type == new_type;</text:p>
          <text:p text:style-name="P1">And add a <text:s/>new name to found WI.name</text:p>
          <text:p text:style-name="P1">Set foun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05cm" svg:y1="-0.474cm" svg:x2="20.939cm" svg:y2="-0.566cm" draw:start-shape="id124" draw:start-glue-point="7" draw:end-shape="id125" draw:end-glue-point="3" svg:d="M14705-474l6234-92" svg:viewBox="0 0 6235 93">
          <text:p/>
        </draw:connector>
        <draw:custom-shape draw:style-name="gr152" draw:text-style-name="P1" xml:id="id126" draw:id="id126" draw:layer="layout" svg:width="4.037cm" svg:height="1.932cm" svg:x="8.266cm" svg:y="5.718cm">
          <text:p text:style-name="P1">Not 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43cm" svg:y1="1.762cm" svg:x2="10.285cm" svg:y2="5.718cm" draw:start-shape="id124" draw:start-glue-point="6" draw:end-shape="id126" draw:end-glue-point="4" svg:d="M10243 1762l42 3956" svg:viewBox="0 0 43 3957">
          <text:p/>
        </draw:connector>
        <draw:connector draw:style-name="gr30" draw:text-style-name="P1" draw:layer="layout" draw:type="line" svg:x1="26.844cm" svg:y1="1.716cm" svg:x2="10.285cm" svg:y2="5.718cm" draw:start-shape="id125" draw:start-glue-point="2" draw:end-shape="id126" draw:end-glue-point="4" svg:d="M26844 1716l-16559 4002" svg:viewBox="0 0 16560 4003">
          <text:p/>
        </draw:connector>
        <draw:custom-shape draw:style-name="gr153" draw:text-style-name="P1" xml:id="id127" draw:id="id127" draw:layer="layout" svg:width="3.683cm" svg:height="1.778cm" svg:x="2.732cm" svg:y="5.77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266cm" svg:y1="6.684cm" svg:x2="6.415cm" svg:y2="6.661cm" draw:start-shape="id126" draw:start-glue-point="5" draw:end-shape="id127" draw:end-glue-point="10" svg:d="M8266 6684l-1851-23" svg:viewBox="0 0 1852 24">
          <text:p/>
        </draw:connector>
        <draw:custom-shape draw:style-name="gr154" draw:text-style-name="P1" xml:id="id128" draw:id="id128" draw:layer="layout" svg:width="6.985cm" svg:height="3.937cm" svg:x="23.109cm" svg:y="4.656cm">
          <text:p text:style-name="P1">Create WorkItem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303cm" svg:y1="6.684cm" svg:x2="23.109cm" svg:y2="6.624cm" draw:start-shape="id126" draw:start-glue-point="7" draw:end-shape="id128" svg:d="M12303 6684l10806-60" svg:viewBox="0 0 10807 61">
          <text:p/>
        </draw:connector>
        <draw:custom-shape draw:style-name="gr155" draw:text-style-name="P1" xml:id="id129" draw:id="id129" draw:layer="layout" svg:width="6.858cm" svg:height="3.81cm" svg:x="23.225cm" svg:y="10.525cm">
          <text:p text:style-name="P1">WorkItem.update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6" draw:text-style-name="P1" xml:id="id130" draw:id="id130" draw:layer="layout" svg:width="6.731cm" svg:height="2.413cm" svg:x="33.004cm" svg:y="11.233cm">
          <text:p text:style-name="P1">Insert to ext_trigge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0.083cm" svg:y1="12.43cm" svg:x2="33.004cm" svg:y2="12.439cm" draw:start-shape="id129" draw:start-glue-point="7" draw:end-shape="id130" draw:end-glue-point="3" svg:d="M30083 12430l2921 9" svg:viewBox="0 0 2922 10">
          <text:p/>
        </draw:connector>
        <draw:connector draw:style-name="gr25" draw:text-style-name="P1" draw:layer="layout" draw:type="line" svg:x1="26.601cm" svg:y1="8.593cm" svg:x2="26.654cm" svg:y2="10.525cm" draw:start-shape="id128" draw:start-glue-point="2" draw:end-shape="id129" svg:d="M26601 8593l53 1932" svg:viewBox="0 0 54 1933">
          <text:p/>
        </draw:connector>
        <draw:custom-shape draw:style-name="gr157" draw:text-style-name="P1" xml:id="id131" draw:id="id131" draw:layer="layout" svg:width="9.398cm" svg:height="2.667cm" svg:x="10.682cm" svg:y="11.141cm">
          <text:p text:style-name="P1"/>
          <draw:enhanced-geometry svg:viewBox="0 0 21600 21600" draw:type="rectangle" draw:enhanced-path="M 0 0 L 21600 0 21600 21600 0 21600 0 0 Z N"/>
        </draw:custom-shape>
        <draw:frame draw:style-name="gr158" draw:text-style-name="P2" draw:layer="layout" svg:width="8.943cm" svg:height="2.384cm" svg:x="10.936cm" svg:y="11.141cm">
          <draw:text-box>
            <text:p text:style-name="P2">insert_in_list(wo);</text:p>
            <text:p text:style-name="P2">tune_ctr = (works.size() &lt;&lt; 2);</text:p>
            <text:p text:style-name="P2">need_two_tuning = true;</text:p>
          </draw:text-box>
        </draw:frame>
        <draw:connector draw:style-name="gr25" draw:text-style-name="P1" draw:layer="layout" draw:type="line" svg:x1="23.225cm" svg:y1="12.43cm" svg:x2="20.08cm" svg:y2="12.474cm" draw:start-shape="id129" draw:start-glue-point="5" draw:end-shape="id131" svg:d="M23225 12430l-3145 44" svg:viewBox="0 0 3146 45">
          <text:p/>
        </draw:connector>
        <draw:custom-shape draw:style-name="gr159" draw:text-style-name="P1" xml:id="id132" draw:id="id132" draw:layer="layout" svg:width="6.731cm" svg:height="2.413cm" svg:x="23.479cm" svg:y="18.90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5.381cm" svg:y1="13.808cm" svg:x2="26.844cm" svg:y2="18.907cm" draw:start-shape="id131" draw:start-glue-point="2" draw:end-shape="id132" svg:d="M15381 13808c0 3823 11463 1274 11463 5099" svg:viewBox="0 0 11464 5100">
          <text:p/>
        </draw:connector>
        <draw:connector draw:style-name="gr25" draw:text-style-name="P1" draw:layer="layout" draw:type="curve" svg:x1="36.369cm" svg:y1="13.646cm" svg:x2="26.845cm" svg:y2="18.907cm" draw:start-shape="id130" draw:start-glue-point="2" draw:end-shape="id132" draw:end-glue-point="4" svg:d="M36369 13646c0 3945-9524 1315-9524 5261" svg:viewBox="0 0 9525 5262">
          <text:p/>
        </draw:connector>
      </draw:page>
      <draw:page draw:name="page11" draw:style-name="dp1" draw:master-page-name="Default">
        <draw:custom-shape draw:style-name="gr160" draw:text-style-name="P1" xml:id="id133" draw:id="id133" draw:layer="layout" svg:width="6.604cm" svg:height="1.905cm" svg:x="7.096cm" svg:y="-12.843cm">
          <text:p text:style-name="P1">Dserver::add_poll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" xml:id="id134" draw:id="id134" draw:layer="layout" svg:width="5.207cm" svg:height="3.556cm" svg:x="7.804cm" svg:y="-8.906cm">
          <text:p text:style-name="P1">Arguments are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408cm" svg:y2="-8.906cm" draw:start-shape="id133" draw:start-glue-point="8" draw:end-shape="id134" draw:end-glue-point="4" svg:d="M10398-10938l10 2032" svg:viewBox="0 0 11 2033">
          <text:p/>
        </draw:connector>
        <draw:custom-shape draw:style-name="gr162" draw:text-style-name="P1" xml:id="id135" draw:id="id135" draw:layer="layout" svg:width="5.207cm" svg:height="2.413cm" svg:x="-0.397cm" svg:y="-8.371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804cm" svg:y1="-7.128cm" svg:x2="4.81cm" svg:y2="-7.164cm" draw:start-shape="id134" draw:start-glue-point="5" draw:end-shape="id135" draw:end-glue-point="10" svg:d="M7804-7128l-2994-36" svg:viewBox="0 0 2995 37">
          <text:p/>
        </draw:connector>
        <draw:custom-shape draw:style-name="gr163" draw:text-style-name="P1" xml:id="id136" draw:id="id136" draw:layer="layout" svg:width="6.35cm" svg:height="2.667cm" svg:x="16.875cm" svg:y="-8.452cm">
          <text:p text:style-name="P1">get_device_by_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1cm" svg:y1="-7.128cm" svg:x2="16.875cm" svg:y2="-7.119cm" draw:start-shape="id134" draw:start-glue-point="7" draw:end-shape="id136" draw:end-glue-point="3" svg:d="M13011-7128l3864 9" svg:viewBox="0 0 3865 10">
          <text:p/>
        </draw:connector>
        <draw:custom-shape draw:style-name="gr164" draw:text-style-name="P1" xml:id="id137" draw:id="id137" draw:layer="layout" svg:width="4.953cm" svg:height="3.81cm" svg:x="7.985cm" svg:y="-2.175cm">
          <text:p text:style-name="P1">Device unlock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05cm" svg:y1="-5.785cm" svg:x2="10.462cm" svg:y2="-2.175cm" draw:start-shape="id136" draw:start-glue-point="2" draw:end-shape="id137" draw:end-glue-point="4" svg:d="M20050-5785c0 2707-9588 903-9588 3610" svg:viewBox="0 0 9589 3611">
          <text:p/>
        </draw:connector>
        <draw:custom-shape draw:style-name="gr162" draw:text-style-name="P1" xml:id="id138" draw:id="id138" draw:layer="layout" svg:width="5.207cm" svg:height="2.413cm" svg:x="-0.27cm" svg:y="-1.51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985cm" svg:y1="-0.27cm" svg:x2="4.937cm" svg:y2="-0.306cm" draw:start-shape="id137" draw:start-glue-point="5" draw:end-shape="id138" draw:end-glue-point="10" svg:d="M7985-270l-3048-36" svg:viewBox="0 0 3049 37">
          <text:p/>
        </draw:connector>
        <draw:custom-shape draw:style-name="gr165" draw:text-style-name="P1" xml:id="id139" draw:id="id139" draw:layer="layout" svg:width="5.842cm" svg:height="2.413cm" svg:x="16.891cm" svg:y="-1.532cm">
          <text:p text:style-name="P1">Check and set </text:p>
          <text:p text:style-name="P1">local_reque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938cm" svg:y1="-0.27cm" svg:x2="16.891cm" svg:y2="-0.326cm" draw:start-shape="id137" draw:start-glue-point="7" draw:end-shape="id139" draw:end-glue-point="3" svg:d="M12938-270l3953-56" svg:viewBox="0 0 3954 57">
          <text:p/>
        </draw:connector>
        <draw:custom-shape draw:style-name="gr164" draw:text-style-name="P1" xml:id="id140" draw:id="id140" draw:layer="layout" svg:width="4.953cm" svg:height="3.81cm" svg:x="8.112cm" svg:y="5.953cm">
          <text:p text:style-name="P1">Obj is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19.812cm" svg:y1="0.881cm" svg:x2="10.589cm" svg:y2="5.953cm" draw:start-shape="id139" draw:start-glue-point="2" draw:end-shape="id140" draw:end-glue-point="4" svg:d="M19812 881c0 3804-9223 1268-9223 5072" svg:viewBox="0 0 9224 5073">
          <text:p/>
        </draw:connector>
        <draw:custom-shape draw:style-name="gr166" draw:text-style-name="P1" xml:id="id141" draw:id="id141" draw:layer="layout" svg:width="5.08cm" svg:height="4.064cm" svg:x="15.51cm" svg:y="9.89cm">
          <text:p text:style-name="P1">Cmd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65cm" svg:y1="7.858cm" svg:x2="18.05cm" svg:y2="9.89cm" draw:start-shape="id140" draw:start-glue-point="7" draw:end-shape="id141" draw:end-glue-point="4" svg:d="M13065 7858l4985 2032" svg:viewBox="0 0 4986 2033">
          <text:p/>
        </draw:connector>
        <draw:custom-shape draw:style-name="gr167" draw:text-style-name="P1" xml:id="id143" draw:id="id143" draw:layer="layout" svg:width="5.461cm" svg:height="1.905cm" svg:x="7.839cm" svg:y="11.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" xml:id="id142" draw:id="id142" draw:layer="layout" svg:width="5.08cm" svg:height="4.064cm" svg:x="1cm" svg:y="9.89cm">
          <text:p text:style-name="P1">attr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8.112cm" svg:y1="7.858cm" svg:x2="3.54cm" svg:y2="9.89cm" draw:start-shape="id140" draw:start-glue-point="5" draw:end-shape="id142" draw:end-glue-point="4" svg:d="M8112 7858l-4572 2032" svg:viewBox="0 0 4573 2033">
          <text:p/>
        </draw:connector>
        <draw:connector draw:style-name="gr25" draw:text-style-name="P1" draw:layer="layout" draw:type="line" svg:x1="6.08cm" svg:y1="11.922cm" svg:x2="7.839cm" svg:y2="12.213cm" draw:start-shape="id142" draw:start-glue-point="7" draw:end-shape="id143" draw:end-glue-point="6" svg:d="M6080 11922l1759 291" svg:viewBox="0 0 1760 292">
          <text:p/>
        </draw:connector>
        <draw:connector draw:style-name="gr25" draw:text-style-name="P1" draw:layer="layout" draw:type="line" svg:x1="15.51cm" svg:y1="11.922cm" svg:x2="13.3cm" svg:y2="12.212cm" draw:start-shape="id141" draw:start-glue-point="5" draw:end-shape="id143" svg:d="M15510 11922l-2210 290" svg:viewBox="0 0 2211 291">
          <text:p/>
        </draw:connector>
        <draw:custom-shape draw:style-name="gr168" draw:text-style-name="P1" xml:id="id144" draw:id="id144" draw:layer="layout" svg:width="4.445cm" svg:height="3.429cm" svg:x="15.859cm" svg:y="17.002cm">
          <text:p text:style-name="P1">Cmd is 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8.05cm" svg:y1="13.954cm" svg:x2="18.082cm" svg:y2="17.002cm" draw:start-shape="id141" draw:start-glue-point="6" draw:end-shape="id144" draw:end-glue-point="4" svg:d="M18050 13954l32 3048" svg:viewBox="0 0 33 3049">
          <text:p/>
        </draw:connector>
        <draw:custom-shape draw:style-name="gr169" draw:text-style-name="P1" xml:id="id145" draw:id="id145" draw:layer="layout" svg:width="4.445cm" svg:height="2.286cm" svg:x="24.241cm" svg:y="17.53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0.304cm" svg:y1="18.717cm" svg:x2="24.241cm" svg:y2="18.68cm" draw:start-shape="id144" draw:start-glue-point="7" draw:end-shape="id145" draw:end-glue-point="6" svg:d="M20304 18717l3937-37" svg:viewBox="0 0 3938 38">
          <text:p/>
        </draw:connector>
        <draw:custom-shape draw:style-name="gr170" draw:text-style-name="P1" xml:id="id146" draw:id="id146" draw:layer="layout" svg:width="4.572cm" svg:height="3.556cm" svg:x="8.366cm" svg:y="22.463cm">
          <text:p text:style-name="P1">Not yet pol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1" draw:text-style-name="P1" xml:id="id147" draw:id="id147" draw:layer="layout" svg:width="4.064cm" svg:height="2.032cm" svg:x="1.77cm" svg:y="23.25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366cm" svg:y1="24.241cm" svg:x2="5.834cm" svg:y2="24.268cm" draw:start-shape="id146" draw:start-glue-point="5" draw:end-shape="id147" draw:end-glue-point="10" svg:d="M8366 24241l-2532 27" svg:viewBox="0 0 2533 28">
          <text:p/>
        </draw:connector>
        <draw:custom-shape draw:style-name="gr172" draw:text-style-name="P1" xml:id="id148" draw:id="id148" draw:layer="layout" svg:width="6.985cm" svg:height="2.286cm" svg:x="17.075cm" svg:y="23.144cm">
          <text:p text:style-name="P1">Check min poll period</text:p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4.572cm" svg:height="1.27cm" svg:x="27.797cm" svg:y="22.082cm">
          <text:p text:style-name="P1">throws</text:p>
          <draw:enhanced-geometry svg:viewBox="0 0 21600 21600" draw:text-areas="800 800 20800 20800" draw:type="round-rectangular-callout" draw:modifiers="-18435.3378526132 321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2.938cm" svg:y1="24.241cm" svg:x2="17.075cm" svg:y2="24.287cm" draw:start-shape="id146" draw:start-glue-point="7" draw:end-shape="id148" svg:d="M12938 24241l4137 46" svg:viewBox="0 0 4138 47">
          <text:p/>
        </draw:connector>
        <draw:custom-shape draw:style-name="gr174" draw:text-style-name="P1" xml:id="id149" draw:id="id149" draw:layer="layout" svg:width="6.858cm" svg:height="3.54cm" svg:x="7.096cm" svg:y="28.829cm">
          <text:p text:style-name="P1">Check upd authoriz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567cm" svg:y1="25.43cm" svg:x2="10.525cm" svg:y2="28.829cm" draw:start-shape="id148" draw:end-shape="id149" draw:end-glue-point="4" svg:d="M20567 25430c0 2550-10042 851-10042 3399" svg:viewBox="0 0 10043 3400">
          <text:p/>
        </draw:connector>
        <draw:custom-shape draw:style-name="gr171" draw:text-style-name="P1" xml:id="id150" draw:id="id150" draw:layer="layout" svg:width="4.064cm" svg:height="2.032cm" svg:x="1.916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096cm" svg:y1="30.599cm" svg:x2="5.98cm" svg:y2="30.618cm" draw:start-shape="id149" draw:start-glue-point="5" draw:end-shape="id150" draw:end-glue-point="10" svg:d="M7096 30599l-1116 19" svg:viewBox="0 0 1117 20">
          <text:p/>
        </draw:connector>
        <draw:custom-shape draw:style-name="gr175" draw:text-style-name="P1" xml:id="id151" draw:id="id151" draw:layer="layout" svg:width="6.223cm" svg:height="4.064cm" svg:x="17.256cm" svg:y="28.586cm">
          <text:p text:style-name="P1">Obj is fwd 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1" draw:text-style-name="P1" xml:id="id152" draw:id="id152" draw:layer="layout" svg:width="4.064cm" svg:height="2.032cm" svg:x="25.892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3.479cm" svg:y1="30.618cm" svg:x2="25.892cm" svg:y2="30.618cm" draw:start-shape="id151" draw:start-glue-point="7" draw:end-shape="id152" draw:end-glue-point="6" svg:d="M23479 30618h2413" svg:viewBox="0 0 2414 1">
          <text:p/>
        </draw:connector>
        <draw:connector draw:style-name="gr25" draw:text-style-name="P1" draw:layer="layout" draw:type="line" svg:x1="13.954cm" svg:y1="30.599cm" svg:x2="17.256cm" svg:y2="30.618cm" draw:start-shape="id149" draw:start-glue-point="7" draw:end-shape="id151" svg:d="M13954 30599l3302 19" svg:viewBox="0 0 3303 20">
          <text:p/>
        </draw:connector>
        <draw:custom-shape draw:style-name="gr176" draw:text-style-name="P1" xml:id="id153" draw:id="id153" draw:layer="layout" svg:width="6.096cm" svg:height="3.556cm" svg:x="17.418cm" svg:y="35.417cm">
          <text:p text:style-name="P1">Create new PollObj</text:p>
          <text:p text:style-name="P1">And insert into list</text:p>
          <draw:enhanced-geometry svg:viewBox="0 0 21600 21600" draw:type="rectangle" draw:enhanced-path="M 0 0 L 21600 0 21600 21600 0 21600 0 0 Z N"/>
        </draw:custom-shape>
        <draw:custom-shape draw:style-name="gr177" draw:text-style-name="P1" draw:layer="layout" svg:width="7.62cm" svg:height="1.524cm" svg:x="25.473cm" svg:y="33.512cm">
          <text:p text:style-name="P1">Protected by poll_monitor</text:p>
          <draw:enhanced-geometry svg:viewBox="0 0 21600 21600" draw:text-areas="800 800 20800 20800" draw:type="round-rectangular-callout" draw:modifiers="-6626.53195118751 56910.688524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20.368cm" svg:y1="32.65cm" svg:x2="20.466cm" svg:y2="35.417cm" draw:start-shape="id151" draw:start-glue-point="6" draw:end-shape="id153" svg:d="M20368 32650l98 2767" svg:viewBox="0 0 99 2768">
          <text:p/>
        </draw:connector>
        <draw:connector draw:style-name="gr25" draw:text-style-name="P1" draw:layer="layout" draw:type="line" svg:x1="20.466cm" svg:y1="38.973cm" svg:x2="20.495cm" svg:y2="40.624cm" draw:start-shape="id153" draw:start-glue-point="2" draw:end-shape="id154" draw:end-glue-point="4" svg:d="M20466 38973l29 1651" svg:viewBox="0 0 30 1652">
          <text:p/>
        </draw:connector>
        <draw:custom-shape draw:style-name="gr178" draw:text-style-name="P1" xml:id="id154" draw:id="id154" draw:layer="layout" svg:width="5.461cm" svg:height="1.285cm" svg:x="17.764cm" svg:y="40.6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5.859cm" svg:y1="18.717cm" svg:x2="10.652cm" svg:y2="22.463cm" draw:start-shape="id144" draw:start-glue-point="5" draw:end-shape="id146" draw:end-glue-point="4" svg:d="M15859 18717l-5207 3746" svg:viewBox="0 0 5208 3747">
          <text:p/>
        </draw:connector>
        <draw:connector draw:style-name="gr25" draw:text-style-name="P1" draw:layer="layout" draw:type="line" svg:x1="3.54cm" svg:y1="13.954cm" svg:x2="10.652cm" svg:y2="22.463cm" draw:start-shape="id142" draw:start-glue-point="6" draw:end-shape="id146" draw:end-glue-point="4" svg:d="M3540 13954l7112 8509" svg:viewBox="0 0 7113 8510">
          <text:p/>
        </draw:connector>
      </draw:page>
      <draw:page draw:name="page12" draw:style-name="dp1" draw:master-page-name="Default">
        <draw:custom-shape draw:style-name="gr179" draw:text-style-name="P1" xml:id="id155" draw:id="id155" draw:layer="layout" svg:width="7.874cm" svg:height="2.286cm" svg:x="6.461cm" svg:y="-13.224cm">
          <text:p text:style-name="P1">Dserver::add_poll_obj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xml:id="id156" draw:id="id156" draw:layer="layout" svg:width="6.604cm" svg:height="5.08cm" svg:x="7.096cm" svg:y="-8.144cm">
          <text:p text:style-name="P1">Polling thread exists </text:p>
          <text:p text:style-name="P1">For the 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398cm" svg:y2="-8.144cm" draw:start-shape="id155" draw:start-glue-point="8" draw:end-shape="id156" draw:end-glue-point="4" svg:d="M10398-10938v2794" svg:viewBox="0 0 1 2795">
          <text:p/>
        </draw:connector>
        <draw:custom-shape draw:style-name="gr181" draw:text-style-name="P1" xml:id="id157" draw:id="id157" draw:layer="layout" svg:width="6.731cm" svg:height="3.683cm" svg:x="-4.388cm" svg:y="-7.501cm">
          <text:p text:style-name="P1">Create new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096cm" svg:y1="-5.604cm" svg:x2="2.343cm" svg:y2="-5.66cm" draw:start-shape="id156" draw:start-glue-point="5" draw:end-shape="id157" draw:end-glue-point="1" svg:d="M7096-5604l-4753-56" svg:viewBox="0 0 4754 57">
          <text:p/>
        </draw:connector>
        <draw:custom-shape draw:style-name="gr182" draw:text-style-name="P1" xml:id="id158" draw:id="id158" draw:layer="layout" svg:width="7.366cm" svg:height="3.175cm" svg:x="6.731cm" svg:y="1.762cm">
          <text:p text:style-name="P1">Get PollingThreadInfo for </text:p>
          <text:p text:style-name="P1">Polling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1.023cm" svg:y1="-3.818cm" svg:x2="10.414cm" svg:y2="1.762cm" draw:start-shape="id157" draw:start-glue-point="2" draw:end-shape="id158" draw:end-glue-point="0" svg:d="M-1023-3818c0 4185 11437 1395 11437 5580" svg:viewBox="0 0 11438 5581">
          <text:p/>
        </draw:connector>
        <draw:connector draw:style-name="gr25" draw:text-style-name="P1" draw:layer="layout" draw:type="line" svg:x1="10.398cm" svg:y1="-3.064cm" svg:x2="10.414cm" svg:y2="1.762cm" draw:start-shape="id156" draw:end-shape="id158" draw:end-glue-point="0" svg:d="M10398-3064l16 4826" svg:viewBox="0 0 17 4827">
          <text:p/>
        </draw:connector>
        <draw:custom-shape draw:style-name="gr183" draw:text-style-name="P1" xml:id="id159" draw:id="id159" draw:layer="layout" svg:width="6.015cm" svg:height="2.921cm" svg:x="7.431cm" svg:y="7.604cm">
          <text:p text:style-name="P1">Is in PollingTh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414cm" svg:y1="4.937cm" svg:x2="10.439cm" svg:y2="7.604cm" draw:start-shape="id158" draw:start-glue-point="2" draw:end-shape="id159" draw:end-glue-point="4" svg:d="M10414 4937l25 2667" svg:viewBox="0 0 26 2668">
          <text:p/>
        </draw:connector>
        <draw:custom-shape draw:style-name="gr184" draw:text-style-name="P1" xml:id="id160" draw:id="id160" draw:layer="layout" svg:width="5.715cm" svg:height="2.032cm" svg:x="-1.413cm" svg:y="8.039cm">
          <text:p text:style-name="P1">Enter critical sec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431cm" svg:y1="9.065cm" svg:x2="4.302cm" svg:y2="9.055cm" draw:start-shape="id159" draw:start-glue-point="5" draw:end-shape="id160" draw:end-glue-point="1" svg:d="M7431 9065l-3129-10" svg:viewBox="0 0 3130 11">
          <text:p/>
        </draw:connector>
        <draw:custom-shape draw:style-name="gr185" draw:text-style-name="P1" draw:layer="layout" svg:width="11.049cm" svg:height="1.143cm" svg:x="-11.446cm" svg:y="5.572cm">
          <text:p text:style-name="P1">Protected by poll_monitor from info</text:p>
          <draw:enhanced-geometry svg:viewBox="0 0 21600 21600" draw:text-areas="800 800 20800 20800" draw:type="round-rectangular-callout" draw:modifiers="19432.1809954751 63912.5874125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6" draw:text-style-name="P1" xml:id="id162" draw:id="id162" draw:layer="layout" svg:width="6.477cm" svg:height="4.699cm" svg:x="-1.767cm" svg:y="12.811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ustom-shape draw:style-name="gr186" draw:text-style-name="P1" xml:id="id161" draw:id="id161" draw:layer="layout" svg:width="6.477cm" svg:height="4.699cm" svg:x="16.605cm" svg:y="6.742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446cm" svg:y1="9.065cm" svg:x2="16.605cm" svg:y2="9.091cm" draw:start-shape="id159" draw:start-glue-point="7" draw:end-shape="id161" draw:end-glue-point="3" svg:d="M13446 9065l3159 26" svg:viewBox="0 0 3160 27">
          <text:p/>
        </draw:connector>
        <draw:connector draw:style-name="gr25" draw:text-style-name="P1" draw:layer="layout" draw:type="line" svg:x1="1.444cm" svg:y1="10.071cm" svg:x2="1.471cm" svg:y2="12.811cm" draw:start-shape="id160" draw:start-glue-point="2" draw:end-shape="id162" draw:end-glue-point="0" svg:d="M1444 10071l27 2740" svg:viewBox="0 0 28 2741">
          <text:p/>
        </draw:connector>
        <draw:custom-shape draw:style-name="gr187" draw:text-style-name="P1" xml:id="id163" draw:id="id163" draw:layer="layout" svg:width="9.017cm" svg:height="3.429cm" svg:x="-3.018cm" svg:y="19.796cm">
          <text:p text:style-name="P1">Wait for shared cmd execu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.471cm" svg:y1="17.51cm" svg:x2="1.49cm" svg:y2="19.796cm" draw:start-shape="id162" draw:start-glue-point="2" draw:end-shape="id163" draw:end-glue-point="0" svg:d="M1471 17510l19 2286" svg:viewBox="0 0 20 2287">
          <text:p/>
        </draw:connector>
        <draw:custom-shape draw:style-name="gr188" draw:text-style-name="P1" xml:id="id164" draw:id="id164" draw:layer="layout" svg:width="6.223cm" svg:height="3.937cm" svg:x="16.748cm" svg:y="12.684cm">
          <text:p text:style-name="P1">set_local_cmd</text:p>
          <text:p text:style-name="P1">execut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9.843cm" svg:y1="11.441cm" svg:x2="19.859cm" svg:y2="12.684cm" draw:start-shape="id161" draw:start-glue-point="2" draw:end-shape="id164" draw:end-glue-point="0" svg:d="M19843 11441l16 1243" svg:viewBox="0 0 17 1244">
          <text:p/>
        </draw:connector>
        <draw:custom-shape draw:style-name="gr189" draw:text-style-name="P1" xml:id="id165" draw:id="id165" draw:layer="layout" svg:width="10.541cm" svg:height="2.159cm" svg:x="5.572cm" svg:y="25.003cm">
          <text:p text:style-name="P1">Increment number of polled objects</text:p>
          <draw:enhanced-geometry svg:viewBox="0 0 21600 21600" draw:type="rectangle" draw:enhanced-path="M 0 0 L 21600 0 21600 21600 0 21600 0 0 Z N"/>
        </draw:custom-shape>
        <draw:custom-shape draw:style-name="gr190" draw:text-style-name="P1" xml:id="id166" draw:id="id166" draw:layer="layout" svg:width="10.414cm" svg:height="2.921cm" svg:x="5.599cm" svg:y="28.432cm">
          <text:p text:style-name="P1">Update DB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2cm" svg:y1="27.162cm" svg:x2="10.806cm" svg:y2="28.432cm" draw:start-shape="id165" draw:start-glue-point="2" draw:end-shape="id166" draw:end-glue-point="0" svg:d="M10842 27162l-36 1270" svg:viewBox="0 0 37 1271">
          <text:p/>
        </draw:connector>
        <draw:connector draw:style-name="gr25" draw:text-style-name="P1" draw:layer="layout" draw:type="curve" svg:x1="1.49cm" svg:y1="23.225cm" svg:x2="10.842cm" svg:y2="25.003cm" draw:start-shape="id163" draw:start-glue-point="2" draw:end-shape="id165" draw:end-glue-point="0" svg:d="M1490 23225c0 1332 9352 443 9352 1778" svg:viewBox="0 0 9353 1779">
          <text:p/>
        </draw:connector>
        <draw:connector draw:style-name="gr25" draw:text-style-name="P1" draw:layer="layout" draw:type="curve" svg:x1="19.859cm" svg:y1="16.621cm" svg:x2="10.842cm" svg:y2="25.003cm" draw:start-shape="id164" draw:start-glue-point="2" draw:end-shape="id165" svg:d="M19859 16621c0 6285-9017 2094-9017 8382" svg:viewBox="0 0 9018 8383">
          <text:p/>
        </draw:connector>
        <draw:custom-shape draw:style-name="gr191" draw:text-style-name="P1" xml:id="id167" draw:id="id167" draw:layer="layout" svg:width="12.065cm" svg:height="2.413cm" svg:x="4.837cm" svg:y="32.496cm">
          <text:p text:style-name="P1">Start polling if new thread was creat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06cm" svg:y1="31.353cm" svg:x2="10.869cm" svg:y2="32.496cm" draw:start-shape="id166" draw:start-glue-point="2" draw:end-shape="id167" draw:end-glue-point="0" svg:d="M10806 31353l63 1143" svg:viewBox="0 0 64 1144">
          <text:p/>
        </draw:connector>
        <draw:custom-shape draw:style-name="gr192" draw:text-style-name="P1" xml:id="id168" draw:id="id168" draw:layer="layout" svg:width="12.065cm" svg:height="2.667cm" svg:x="4.91cm" svg:y="36.179cm">
          <text:p text:style-name="P1">Update polling thread pool info</text:p>
          <draw:enhanced-geometry svg:viewBox="0 0 21600 21600" draw:type="rectangle" draw:enhanced-path="M 0 0 L 21600 0 21600 21600 0 21600 0 0 Z N"/>
        </draw:custom-shape>
        <draw:custom-shape draw:style-name="gr193" draw:text-style-name="P1" draw:layer="layout" svg:width="6.985cm" svg:height="2.921cm" svg:x="19.923cm" svg:y="32.242cm">
          <text:p text:style-name="P1">Also updates DB</text:p>
          <draw:enhanced-geometry svg:viewBox="0 0 21600 21600" draw:text-areas="800 800 20800 20800" draw:type="round-rectangular-callout" draw:modifiers="-10496.993987976 37293.6344969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869cm" svg:y1="34.909cm" svg:x2="10.942cm" svg:y2="36.179cm" draw:start-shape="id167" draw:start-glue-point="2" draw:end-shape="id168" svg:d="M10869 34909l73 1270" svg:viewBox="0 0 74 1271">
          <text:p/>
        </draw:connector>
        <draw:custom-shape draw:style-name="gr194" draw:text-style-name="P1" xml:id="id169" draw:id="id169" draw:layer="layout" svg:width="7.366cm" svg:height="1.524cm" svg:x="7.323cm" svg:y="39.989cm">
          <text:p text:style-name="P1">Set device polled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942cm" svg:y1="38.846cm" svg:x2="11.006cm" svg:y2="39.989cm" draw:start-shape="id168" draw:start-glue-point="2" draw:end-shape="id169" draw:end-glue-point="4" svg:d="M10942 38846l64 1143" svg:viewBox="0 0 65 1144">
          <text:p/>
        </draw:connector>
      </draw:page>
      <draw:page draw:name="page13" draw:style-name="dp1" draw:master-page-name="Default">
        <draw:custom-shape draw:style-name="gr195" draw:text-style-name="P1" xml:id="id170" draw:id="id170" draw:layer="layout" svg:width="4.445cm" svg:height="5.842cm" svg:x="13.446cm" svg:y="-6.112cm">
          <text:p text:style-name="P1">PollThreadInfo</text:p>
          <draw:enhanced-geometry svg:viewBox="0 0 21600 21600" draw:type="rectangle" draw:enhanced-path="M 0 0 L 21600 0 21600 21600 0 21600 0 0 Z N"/>
        </draw:custom-shape>
        <draw:custom-shape draw:style-name="gr196" draw:text-style-name="P1" xml:id="id172" draw:id="id172" draw:layer="layout" svg:width="4.064cm" svg:height="5.842cm" svg:x="22.082cm" svg:y="-6.112cm">
          <text:p text:style-name="P1">PollThread</text:p>
          <draw:enhanced-geometry svg:viewBox="0 0 21600 21600" draw:type="rectangle" draw:enhanced-path="M 0 0 L 21600 0 21600 21600 0 21600 0 0 Z N"/>
        </draw:custom-shape>
        <draw:custom-shape draw:style-name="gr197" draw:text-style-name="P1" xml:id="id171" draw:id="id171" draw:layer="layout" svg:width="8.89cm" svg:height="2.413cm" svg:x="14.97cm" svg:y="-11.446cm">
          <text:p text:style-name="P1">Utils::map&lt;thread_id, info&gt;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draw:type="line" svg:x1="15.668cm" svg:y1="-6.112cm" svg:x2="19.415cm" svg:y2="-9.033cm" draw:start-shape="id170" draw:start-glue-point="0" draw:end-shape="id171" draw:end-glue-point="2" svg:d="M15668-6112l3747-2921" svg:viewBox="0 0 3748 2922">
          <text:p/>
        </draw:connector>
        <draw:connector draw:style-name="gr61" draw:text-style-name="P1" draw:layer="layout" draw:type="line" svg:x1="19.415cm" svg:y1="-9.033cm" svg:x2="24.114cm" svg:y2="-6.112cm" draw:start-shape="id171" draw:start-glue-point="2" draw:end-shape="id172" draw:end-glue-point="0" svg:d="M19415-9033l4699 2921" svg:viewBox="0 0 4700 2922">
          <text:p/>
        </draw:connector>
        <draw:line draw:style-name="gr198" draw:text-style-name="P1" xml:id="id173" draw:id="id173" draw:layer="layout" svg:x1="15.605cm" svg:y1="-0.27cm" svg:x2="15.605cm" svg:y2="2.016cm">
          <text:p/>
        </draw:line>
        <draw:frame draw:style-name="gr199" draw:layer="layout" svg:width="4.02cm" svg:height="0.962cm" svg:x="15.986cm" svg:y="1.762cm">
          <draw:text-box>
            <text:p>shared_data</text:p>
          </draw:text-box>
        </draw:frame>
        <draw:connector draw:style-name="gr200" draw:text-style-name="P1" draw:layer="layout" draw:type="line" svg:x1="15.605cm" svg:y1="2.016cm" svg:x2="24.114cm" svg:y2="-0.27cm" draw:start-shape="id173" draw:start-glue-point="2" draw:end-shape="id172" draw:end-glue-point="2" svg:d="M15605 2016l8509-2286" svg:viewBox="0 0 8510 2287">
          <text:p text:style-name="P1">Passes at construction</text:p>
        </draw:connector>
        <draw:custom-shape draw:style-name="gr201" draw:text-style-name="P1" xml:id="id174" draw:id="id174" draw:layer="layout" svg:width="5.969cm" svg:height="4.445cm" svg:x="2.651cm" svg:y="-0.27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202" draw:text-style-name="P1" draw:layer="layout" draw:type="line" svg:x1="8.62cm" svg:y1="1.952cm" svg:x2="15.605cm" svg:y2="2.016cm" draw:start-shape="id174" draw:start-glue-point="1" draw:end-shape="id173" draw:end-glue-point="2" svg:d="M8620 1952l6985 64" svg:viewBox="0 0 6986 65">
          <text:p text:style-name="P1">writes</text:p>
        </draw:connector>
        <draw:custom-shape draw:style-name="gr203" draw:text-style-name="P1" xml:id="id176" draw:id="id176" draw:layer="layout" svg:width="6.223cm" svg:height="4.953cm" svg:x="27.67cm" svg:y="3.54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97" draw:text-style-name="P1" xml:id="id175" draw:id="id175" draw:layer="layout" svg:width="8.89cm" svg:height="2.413cm" svg:x="33.258cm" svg:y="-7.763cm">
          <text:p text:style-name="P1">Utils::map&lt;string, thread_id&gt;</text:p>
          <draw:enhanced-geometry svg:viewBox="0 0 21600 21600" draw:type="rectangle" draw:enhanced-path="M 0 0 L 21600 0 21600 21600 0 21600 0 0 Z N"/>
        </draw:custom-shape>
        <draw:connector draw:style-name="gr204" draw:text-style-name="P1" draw:layer="layout" draw:type="line" svg:x1="26.146cm" svg:y1="-3.191cm" svg:x2="33.258cm" svg:y2="-6.557cm" draw:start-shape="id172" draw:start-glue-point="1" draw:end-shape="id175" svg:d="M26146-3191l7112-3366" svg:viewBox="0 0 7113 3367">
          <text:p/>
        </draw:connector>
        <draw:connector draw:style-name="gr204" draw:text-style-name="P1" draw:layer="layout" draw:type="line" svg:x1="33.258cm" svg:y1="-6.557cm" svg:x2="30.781cm" svg:y2="3.54cm" draw:start-shape="id175" draw:start-glue-point="3" draw:end-shape="id176" svg:d="M33258-6557l-2477 10097" svg:viewBox="0 0 2478 10098">
          <text:p/>
        </draw:connector>
        <draw:custom-shape draw:style-name="gr205" draw:text-style-name="P1" xml:id="id177" draw:id="id177" draw:layer="layout" svg:width="3.937cm" svg:height="2.413cm" svg:x="28.432cm" svg:y="-10.938cm">
          <text:p text:style-name="P1">Utils::poll_ths</text:p>
          <draw:enhanced-geometry svg:viewBox="0 0 21600 21600" draw:type="rectangle" draw:enhanced-path="M 0 0 L 21600 0 21600 21600 0 21600 0 0 Z N"/>
        </draw:custom-shape>
        <draw:connector draw:style-name="gr204" draw:text-style-name="P1" draw:layer="layout" draw:type="line" svg:x1="24.114cm" svg:y1="-6.112cm" svg:x2="28.432cm" svg:y2="-9.732cm" draw:start-shape="id172" draw:start-glue-point="0" draw:end-shape="id177" svg:d="M24114-6112l4318-3620" svg:viewBox="0 0 4319 3621">
          <text:p/>
        </draw:connector>
        <draw:custom-shape draw:style-name="gr206" draw:text-style-name="P1" draw:layer="layout" svg:width="8.128cm" svg:height="1.143cm" svg:x="2.397cm" svg:y="-4.08cm">
          <text:p text:style-name="P1">Protected by Info::monitor</text:p>
          <draw:enhanced-geometry svg:viewBox="0 0 21600 21600" draw:text-areas="800 800 20800 20800" draw:type="round-rectangular-callout" draw:modifiers="34489.851150203 112323.776223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07" draw:text-style-name="P1" draw:layer="layout" draw:type="line" svg:x1="17.891cm" svg:y1="-3.191cm" svg:x2="22.082cm" svg:y2="-3.191cm" draw:start-shape="id170" draw:start-glue-point="1" draw:end-shape="id172" svg:d="M17891-3191h4191" svg:viewBox="0 0 4192 1">
          <text:p text:style-name="P1">Has </text:p>
          <text:p text:style-name="P1">reference</text:p>
        </draw:connector>
      </draw:page>
      <draw:page draw:name="page14" draw:style-name="dp1" draw:master-page-name="Default">
        <draw:custom-shape draw:style-name="gr208" draw:text-style-name="P1" xml:id="id179" draw:id="id179" draw:layer="layout" svg:width="3.175cm" svg:height="6.096cm" svg:x="9.128cm" svg:y="-2.964cm">
          <text:p text:style-name="P1">Work item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9" draw:text-style-name="P1" xml:id="id178" draw:id="id178" draw:layer="layout" svg:width="5.08cm" svg:height="4.699cm" svg:x="-1.159cm" svg:y="-2.302cm">
          <text:p text:style-name="P1">Client Thread</text:p>
          <text:p text:style-name="P1">(request)</text:p>
          <draw:enhanced-geometry svg:viewBox="0 0 21600 21600" draw:type="rectangle" draw:enhanced-path="M 0 0 L 21600 0 21600 21600 0 21600 0 0 Z N"/>
        </draw:custom-shape>
        <draw:custom-shape draw:style-name="gr210" draw:text-style-name="P1" draw:layer="layout" svg:width="4.953cm" svg:height="3.937cm" svg:x="17.129cm" svg:y="8.289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1" draw:layer="layout" svg:width="4.953cm" svg:height="3.937cm" svg:x="16.629cm" svg:y="7.789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" xml:id="id182" draw:id="id182" draw:layer="layout" svg:width="4.953cm" svg:height="3.937cm" svg:x="16.029cm" svg:y="7.289cm">
          <text:p text:style-name="P1">Worker thread </text:p>
          <text:p text:style-name="P1">(pool)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921cm" svg:y1="0.047cm" svg:x2="9.128cm" svg:y2="0.084cm" draw:start-shape="id178" draw:start-glue-point="1" draw:end-shape="id179" draw:end-glue-point="6" svg:d="M3921 47l5207 37" svg:viewBox="0 0 5208 38">
          <text:p/>
        </draw:connector>
        <draw:custom-shape draw:style-name="gr212" draw:text-style-name="P1" draw:layer="layout" svg:width="4.191cm" svg:height="1.524cm" svg:x="2.016cm" svg:y="-5.223cm">
          <text:p text:style-name="P1">Add/remove</text:p>
          <draw:enhanced-geometry svg:viewBox="0 0 21600 21600" draw:text-areas="800 800 20800 20800" draw:type="round-rectangular-callout" draw:modifiers="27793.5114503817 75592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716cm" svg:y1="3.132cm" svg:x2="9.509cm" svg:y2="9.318cm" draw:start-shape="id179" draw:start-glue-point="7" draw:end-shape="id180" svg:d="M10716 3132l-1207 6186" svg:viewBox="0 0 1208 6187">
          <text:p/>
        </draw:connector>
        <draw:custom-shape draw:style-name="gr213" draw:text-style-name="P1" draw:layer="layout" svg:width="2.794cm" svg:height="1.143cm" svg:x="13.319cm" svg:y="4.937cm">
          <text:p text:style-name="P1">Submits</text:p>
          <draw:enhanced-geometry svg:viewBox="0 0 21600 21600" draw:text-areas="800 800 20800 20800" draw:type="round-rectangular-callout" draw:modifiers="-13902.8264758497 83020.2797202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9" draw:text-style-name="P1" xml:id="id180" draw:id="id180" draw:layer="layout" svg:width="5.08cm" svg:height="4.699cm" svg:x="4.429cm" svg:y="6.969cm">
          <text:p text:style-name="P1">Monitor Thread</text:p>
          <draw:enhanced-geometry svg:viewBox="0 0 21600 21600" draw:type="rectangle" draw:enhanced-path="M 0 0 L 21600 0 21600 21600 0 21600 0 0 Z N"/>
        </draw:custom-shape>
        <draw:connector draw:style-name="gr214" draw:text-style-name="P1" draw:layer="layout" draw:type="line" svg:x1="2.143cm" svg:y1="9.345cm" svg:x2="4.429cm" svg:y2="9.318cm" draw:start-shape="id181" draw:start-glue-point="1" draw:end-shape="id180" svg:d="M2143 9345l2286-27" svg:viewBox="0 0 2287 28">
          <text:p/>
        </draw:connector>
        <draw:custom-shape draw:style-name="gr212" draw:text-style-name="P1" draw:layer="layout" svg:width="4.191cm" svg:height="1.524cm" svg:x="3.286cm" svg:y="4.275cm">
          <text:p text:style-name="P1">Starts</text:p>
          <draw:enhanced-geometry svg:viewBox="0 0 21600 21600" draw:text-areas="800 800 20800 20800" draw:type="round-rectangular-callout" draw:modifiers="-2715.45801526718 70635.5409836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15" draw:text-style-name="P1" draw:layer="layout" draw:type="line" svg:x1="9.509cm" svg:y1="9.318cm" svg:x2="16.029cm" svg:y2="9.257cm" draw:start-shape="id180" draw:start-glue-point="1" draw:end-shape="id182" draw:end-glue-point="3" svg:d="M9509 9318l6520-61" svg:viewBox="0 0 6521 62">
          <text:p/>
        </draw:connector>
        <draw:custom-shape draw:style-name="gr209" draw:text-style-name="P1" xml:id="id181" draw:id="id181" draw:layer="layout" svg:width="5.08cm" svg:height="4.699cm" svg:x="-2.937cm" svg:y="6.996cm">
          <text:p text:style-name="P1">Main Thread</text:p>
          <draw:enhanced-geometry svg:viewBox="0 0 21600 21600" draw:type="rectangle" draw:enhanced-path="M 0 0 L 21600 0 21600 21600 0 21600 0 0 Z N"/>
        </draw:custom-shape>
        <draw:custom-shape draw:style-name="gr216" draw:text-style-name="P1" draw:layer="layout" svg:width="3.048cm" svg:height="1.143cm" svg:x="12.938cm" svg:y="2.397cm">
          <text:p text:style-name="P1">Takes next</text:p>
          <draw:enhanced-geometry svg:viewBox="0 0 21600 21600" draw:text-areas="800 800 20800 20800" draw:type="round-rectangular-callout" draw:modifiers="-18256.215152509 56246.8531468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19T15:06:52.338928830</dc:date>
    <meta:editing-duration>PT6H34M14S</meta:editing-duration>
    <meta:editing-cycles>23</meta:editing-cycles>
    <meta:generator>LibreOffice/4.3.3.2$Linux_X86_64 LibreOffice_project/430m0$Build-2</meta:generator>
    <meta:document-statistic meta:object-count="427"/>
  </office:meta>
</office:document-meta>
</file>